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94.51pt"/>
    </style:style>
    <style:style style:name="co14" style:family="table-column">
      <style:table-column-properties fo:break-before="auto" style:column-width="205.31pt"/>
    </style:style>
    <style:style style:name="co15" style:family="table-column">
      <style:table-column-properties fo:break-before="auto" style:column-width="115.74pt"/>
    </style:style>
    <style:style style:name="co16" style:family="table-column">
      <style:table-column-properties fo:break-before="auto" style:column-width="103.41pt"/>
    </style:style>
    <style:style style:name="co17" style:family="table-column">
      <style:table-column-properties fo:break-before="auto" style:column-width="188.36pt"/>
    </style:style>
    <style:style style:name="co18" style:family="table-column">
      <style:table-column-properties fo:break-before="auto" style:column-width="111.15pt"/>
    </style:style>
    <style:style style:name="co19" style:family="table-column">
      <style:table-column-properties fo:break-before="auto" style:column-width="157.44pt"/>
    </style:style>
    <style:style style:name="co20" style:family="table-column">
      <style:table-column-properties fo:break-before="auto" style:column-width="84.1pt"/>
    </style:style>
    <style:style style:name="co21" style:family="table-column">
      <style:table-column-properties fo:break-before="auto" style:column-width="89.49pt"/>
    </style:style>
    <style:style style:name="co22" style:family="table-column">
      <style:table-column-properties fo:break-before="auto" style:column-width="79.51pt"/>
    </style:style>
    <style:style style:name="co23" style:family="table-column">
      <style:table-column-properties fo:break-before="auto" style:column-width="141.99pt"/>
    </style:style>
    <style:style style:name="co24" style:family="table-column">
      <style:table-column-properties fo:break-before="auto" style:column-width="117.3pt"/>
    </style:style>
    <style:style style:name="co25" style:family="table-column">
      <style:table-column-properties fo:break-before="auto" style:column-width="118.09pt"/>
    </style:style>
    <style:style style:name="co26" style:family="table-column">
      <style:table-column-properties fo:break-before="auto" style:column-width="97.99pt"/>
    </style:style>
    <style:style style:name="co27" style:family="table-column">
      <style:table-column-properties fo:break-before="auto" style:column-width="80.25pt"/>
    </style:style>
    <style:style style:name="co28" style:family="table-column">
      <style:table-column-properties fo:break-before="auto" style:column-width="73.3pt"/>
    </style:style>
    <style:style style:name="co29" style:family="table-column">
      <style:table-column-properties fo:break-before="auto" style:column-width="109.59pt"/>
    </style:style>
    <style:style style:name="co30" style:family="table-column">
      <style:table-column-properties fo:break-before="auto" style:column-width="118.86pt"/>
    </style:style>
    <style:style style:name="co31" style:family="table-column">
      <style:table-column-properties fo:break-before="auto" style:column-width="99.04pt"/>
    </style:style>
    <style:style style:name="co32" style:family="table-column">
      <style:table-column-properties fo:break-before="auto" style:column-width="77.16pt"/>
    </style:style>
    <style:style style:name="co33" style:family="table-column">
      <style:table-column-properties fo:break-before="auto" style:column-width="76.39pt"/>
    </style:style>
    <style:style style:name="co8" style:family="table-column">
      <style:table-column-properties fo:break-before="auto" style:column-width="81.04pt"/>
    </style:style>
    <style:style style:name="co35" style:family="table-column">
      <style:table-column-properties fo:break-before="auto" style:column-width="120.39pt"/>
    </style:style>
    <style:style style:name="co36" style:family="table-column">
      <style:table-column-properties fo:break-before="auto" style:column-width="64.8pt"/>
    </style:style>
    <style:style style:name="co37" style:family="table-column">
      <style:table-column-properties fo:break-before="auto" style:column-width="92.61pt"/>
    </style:style>
    <style:style style:name="co38" style:family="table-column">
      <style:table-column-properties fo:break-before="auto" style:column-width="91.84pt"/>
    </style:style>
    <style:style style:name="co39" style:family="table-column">
      <style:table-column-properties fo:break-before="auto" style:column-width="86.46pt"/>
    </style:style>
    <style:style style:name="co40" style:family="table-column">
      <style:table-column-properties fo:break-before="auto" style:column-width="82.6pt"/>
    </style:style>
    <style:style style:name="co41" style:family="table-column">
      <style:table-column-properties fo:break-before="auto" style:column-width="69.45pt"/>
    </style:style>
    <style:style style:name="co42" style:family="table-column">
      <style:table-column-properties fo:break-before="auto" style:column-width="72.54pt"/>
    </style:style>
    <style:style style:name="co43" style:family="table-column">
      <style:table-column-properties fo:break-before="auto" style:column-width="112.71pt"/>
    </style:style>
    <style:style style:name="co44" style:family="table-column">
      <style:table-column-properties fo:break-before="auto" style:column-width="111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10030" number:language="id" number:country="ID" number:automatic-order="true" number:format-source="language">
      <number:day/>
      <number:text>/</number:text>
      <number:month/>
      <number:text>/</number:text>
      <number:year/>
    </number:date-style>
    <style:style style:name="ce10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74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cell-protect="none" style:print-content="true" fo:wrap-option="wrap" fo:border="0.06pt solid #000000"/>
      <style:text-properties style:text-position=""/>
    </style:style>
    <style:style style:name="ce12" style:family="table-cell" style:parent-style-name="Default">
      <style:table-cell-properties style:cell-protect="none" style:print-content="true" fo:wrap-option="wrap" fo:border="0.74pt solid #000000"/>
      <style:text-properties style:text-position="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dddddd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wrap-option="wrap"/>
      <style:text-properties style:text-position=""/>
    </style:style>
    <style:style style:name="ce1" style:family="table-cell" style:parent-style-name="Default" style:data-style-name="N100">
      <style:text-properties style:text-position=""/>
    </style:style>
    <style:style style:name="ce14" style:family="table-cell" style:parent-style-name="Default" style:data-style-name="N100">
      <style:table-cell-properties fo:background-color="#66ffff" fo:border="0.06pt solid #000000"/>
      <style:text-properties style:text-position=""/>
    </style:style>
    <style:style style:name="ce15" style:family="table-cell" style:parent-style-name="Default">
      <style:table-cell-properties fo:background-color="#66ffff" fo:border="0.06pt solid #000000"/>
      <style:text-properties style:text-position=""/>
    </style:style>
    <style:style style:name="ce16" style:family="table-cell" style:parent-style-name="Default">
      <style:table-cell-properties style:cell-protect="none" style:print-content="true" fo:border="0.06pt solid #000000"/>
      <style:text-properties style:text-position=""/>
    </style:style>
    <style:style style:name="ce2" style:family="table-cell" style:parent-style-name="Default" style:data-style-name="N100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17" style:family="table-cell" style:parent-style-name="Default">
      <style:table-cell-properties style:cell-protect="none" style:print-content="true" fo:border="0.74pt solid #000000"/>
      <style:text-properties style:text-position=""/>
    </style:style>
    <style:style style:name="ce18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style:text-position=""/>
    </style:style>
    <style:style style:name="ce19" style:family="table-cell" style:parent-style-name="Default" style:data-style-name="N10030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text-position=""/>
    </style:style>
    <style:style style:name="ce20" style:family="table-cell" style:parent-style-name="Default" style:data-style-name="N1003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1" style:family="table-cell" style:parent-style-name="Default" style:data-style-name="N1003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text-position="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24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style:text-position=""/>
    </style:style>
    <style:style style:name="ce25" style:family="table-cell" style:parent-style-name="Default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start" fo:margin-left="0pt"/>
      <style:text-properties style:text-position="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6" style:family="table-cell" style:parent-style-name="Default" style:data-style-name="N100"/>
    <style:style style:name="ce37" style:family="table-cell" style:parent-style-name="Default" style:data-style-name="N100">
      <style:table-cell-properties fo:border="0.06pt solid #000000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 style:data-style-name="N10030"/>
    <style:style style:name="ce40" style:family="table-cell" style:parent-style-name="Default" style:data-style-name="N10030">
      <style:table-cell-properties fo:border="0.06pt solid #000000"/>
    </style:style>
    <style:style style:name="ce41" style:family="table-cell" style:parent-style-name="Default">
      <style:table-cell-properties fo:background-color="#dddddd"/>
    </style:style>
    <style:style style:name="ce4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 fo:border="0.06pt solid #000000"/>
    </style:style>
    <style:style style:name="ce44" style:family="table-cell" style:parent-style-name="Default">
      <style:table-cell-properties fo:wrap-option="wrap"/>
    </style:style>
    <style:style style:name="ce45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style:cell-protect="none" style:print-content="true" fo:wrap-option="wrap" fo:border="0.06pt solid #000000"/>
    </style:style>
    <style:style style:name="ce47" style:family="table-cell" style:parent-style-name="Default">
      <style:table-cell-properties style:cell-protect="none" style:print-content="true" fo:wrap-option="wrap" fo:border="0.74pt solid #000000"/>
    </style:style>
    <style:style style:name="ce48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100">
      <style:table-cell-properties fo:background-color="#66ffff" fo:border="0.06pt solid #000000"/>
    </style:style>
    <style:style style:name="ce50" style:family="table-cell" style:parent-style-name="Default">
      <style:table-cell-properties fo:background-color="#66ffff" fo:border="0.06pt solid #000000"/>
    </style:style>
    <style:style style:name="ce51" style:family="table-cell" style:parent-style-name="Default">
      <style:table-cell-properties style:cell-protect="none" style:print-content="true" fo:border="0.06pt solid #000000"/>
    </style:style>
    <style:style style:name="ce52" style:family="table-cell" style:parent-style-name="Default">
      <style:table-cell-properties style:cell-protect="none" style:print-content="true" fo:border="0.74pt solid #000000"/>
    </style:style>
    <style:style style:name="ce53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54" style:family="table-cell" style:parent-style-name="Default" style:data-style-name="N10030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55" style:family="table-cell" style:parent-style-name="Default" style:data-style-name="N1003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6" style:family="table-cell" style:parent-style-name="Default" style:data-style-name="N10030">
      <style:table-cell-properties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start" fo:margin-left="0pt"/>
    </style:style>
    <style:style style:name="ce60" style:family="table-cell" style:parent-style-name="Default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3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64" style:family="table-cell" style:parent-style-name="Default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db" table:style-name="ta1">
        <table:table-column table:style-name="co35" table:default-cell-style-name="ce36"/>
        <table:table-column table:style-name="co36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" table:number-columns-repeated="2" table:default-cell-style-name="Default"/>
        <table:table-column table:style-name="co39" table:default-cell-style-name="ce39"/>
        <table:table-column table:style-name="co39" table:number-columns-repeated="4" table:default-cell-style-name="Default"/>
        <table:table-column table:style-name="co40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8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0" table:default-cell-style-name="Default"/>
        <table:table-row table:style-name="ro1">
          <table:table-cell table:number-columns-repeated="8"/>
          <table:table-cell table:number-columns-repeated="2" office:value-type="string" calcext:value-type="string">
            <text:p>INPUT</text:p>
          </table:table-cell>
          <table:table-cell table:number-columns-repeated="12"/>
        </table:table-row>
        <table:table-row table:style-name="ro1">
          <table:table-cell table:style-name="ce37" office:value-type="string" calcext:value-type="string">
            <text:p>NOMOR TELEPON</text:p>
          </table:table-cell>
          <table:table-cell table:style-name="ce38" office:value-type="string" calcext:value-type="string">
            <text:p>NOMINAL</text:p>
          </table:table-cell>
          <table:table-cell table:style-name="ce38" office:value-type="string" calcext:value-type="string">
            <text:p>JENIS</text:p>
          </table:table-cell>
          <table:table-cell table:style-name="ce38" office:value-type="string" calcext:value-type="string">
            <text:p>PRODUK</text:p>
          </table:table-cell>
          <table:table-cell table:style-name="ce38" office:value-type="string" calcext:value-type="string">
            <text:p>KODEPRODUK</text:p>
          </table:table-cell>
          <table:table-cell table:style-name="ce38" office:value-type="string" calcext:value-type="string">
            <text:p>JENISNYA</text:p>
          </table:table-cell>
          <table:table-cell/>
          <table:table-cell table:style-name="ce40" office:value-type="string" calcext:value-type="string">
            <text:p>TANGGAL</text:p>
          </table:table-cell>
          <table:table-cell table:style-name="ce38" office:value-type="string" calcext:value-type="string">
            <text:p>NOMOR HP</text:p>
          </table:table-cell>
          <table:table-cell table:style-name="ce38" office:value-type="string" calcext:value-type="string">
            <text:p>NOMINAL</text:p>
          </table:table-cell>
          <table:table-cell table:style-name="ce38" office:value-type="string" calcext:value-type="string">
            <text:p>JENIS</text:p>
          </table:table-cell>
          <table:table-cell table:style-name="ce38" office:value-type="string" calcext:value-type="string">
            <text:p>KODEPRODUK</text:p>
          </table:table-cell>
          <table:table-cell table:style-name="ce38" office:value-type="string" calcext:value-type="string">
            <text:p>NAMA PRODUK</text:p>
          </table:table-cell>
          <table:table-cell table:style-name="ce38" office:value-type="string" calcext:value-type="string">
            <text:p>NOMINAL</text:p>
          </table:table-cell>
          <table:table-cell table:style-name="ce38" office:value-type="string" calcext:value-type="string">
            <text:p>KUANTITI</text:p>
          </table:table-cell>
          <table:table-cell table:style-name="ce38" office:value-type="string" calcext:value-type="string">
            <text:p>NOMINAL</text:p>
          </table:table-cell>
          <table:table-cell table:style-name="ce38" office:value-type="string" calcext:value-type="string">
            <text:p>STOK</text:p>
          </table:table-cell>
          <table:table-cell table:style-name="ce38" office:value-type="string" calcext:value-type="string">
            <text:p>HARGA JUAL</text:p>
          </table:table-cell>
          <table:table-cell table:style-name="ce38" office:value-type="string" calcext:value-type="string">
            <text:p>HARGA BELI</text:p>
          </table:table-cell>
          <table:table-cell table:style-name="ce38" office:value-type="string" calcext:value-type="string">
            <text:p>TOTAL HARGA JUAL</text:p>
          </table:table-cell>
          <table:table-cell table:style-name="ce38" office:value-type="string" calcext:value-type="string">
            <text:p>TOTAL HARGA BELI</text:p>
          </table:table-cell>
          <table:table-cell table:style-name="ce38" office:value-type="string" calcext:value-type="string">
            <text:p>KEUNTUNGAN</text:p>
          </table:table-cell>
        </table:table-row>
        <table:table-row table:style-name="ro1">
          <table:table-cell table:style-name="ce38" table:formula="of:=[.I3]" office:value-type="string" office:string-value="0899" calcext:value-type="string">
            <text:p>0899</text:p>
          </table:table-cell>
          <table:table-cell table:style-name="ce38" table:formula="of:=[.J3]" office:value-type="string" office:string-value="10" calcext:value-type="string">
            <text:p>10</text:p>
          </table:table-cell>
          <table:table-cell table:style-name="ce38" table:formula="of:=[.K3]" office:value-type="float" office:value="0" calcext:value-type="float">
            <text:p>0</text:p>
          </table:table-cell>
          <table:table-cell table:style-name="ce38" table:formula="of:=IF([db.C3]=&quot;ALL&quot;;CONCATENATE(&quot;VITRI&quot;);VLOOKUP([db.A3];[datatel.C1:.D24];2;0))" office:value-type="string" office:string-value="THREE" calcext:value-type="string">
            <text:p>THREE</text:p>
          </table:table-cell>
          <table:table-cell table:style-name="ce38" table:formula="of:=CONCATENATE([db.D3];[db.B3])" office:value-type="string" office:string-value="THREE10" calcext:value-type="string">
            <text:p>THREE10</text:p>
          </table:table-cell>
          <table:table-cell table:style-name="ce38" table:formula="of:=VLOOKUP([db.E3];[Datab.B1:.H59];3;0)" office:value-type="float" office:value="0" calcext:value-type="float">
            <text:p/>
          </table:table-cell>
          <table:table-cell/>
          <table:table-cell table:style-name="ce40" table:formula="of:=[db.A14]" office:value-type="date" office:date-value="2015-05-02" calcext:value-type="date">
            <text:p>02/05/15</text:p>
          </table:table-cell>
          <table:table-cell table:style-name="ce38" table:formula="of:=CONCATENATE([.K3];[.I4])" office:value-type="string" office:string-value="0899" calcext:value-type="string">
            <text:p>0899</text:p>
          </table:table-cell>
          <table:table-cell table:style-name="ce37" office:value-type="string" calcext:value-type="string">
            <text:p>10</text:p>
          </table:table-cell>
          <table:table-cell table:style-name="ce37"/>
          <table:table-cell table:style-name="ce38" table:formula="of:=[db.E3]" office:value-type="string" office:string-value="THREE10" calcext:value-type="string">
            <text:p>THREE10</text:p>
          </table:table-cell>
          <table:table-cell table:style-name="ce38" table:formula="of:=VLOOKUP([db.$L$3];[Datab.$B$1:.$H$59];2;0)" office:value-type="string" office:string-value="THREE" calcext:value-type="string">
            <text:p>THREE</text:p>
          </table:table-cell>
          <table:table-cell table:style-name="ce38" table:formula="of:=VLOOKUP([db.$L$3];[Datab.$B$1:.$H$59];4;0)" office:value-type="float" office:value="10" calcext:value-type="float">
            <text:p>10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VLOOKUP([db.$L$3];[penj.$D$2:.$N$100];5;0)" office:value-type="float" office:value="150000" calcext:value-type="float">
            <text:p>150000</text:p>
          </table:table-cell>
          <table:table-cell table:style-name="ce38" table:formula="of:=VLOOKUP([db.$L$3];[penj.$D$2:.$N$100];6;0)" office:value-type="float" office:value="0" calcext:value-type="float">
            <text:p/>
          </table:table-cell>
          <table:table-cell table:style-name="ce38" table:formula="of:=VLOOKUP([db.$L$3];[Datab.$B$1:.$H$59];5;0)" office:value-type="float" office:value="12000" calcext:value-type="float">
            <text:p>12000</text:p>
          </table:table-cell>
          <table:table-cell table:style-name="ce38" table:formula="of:=VLOOKUP([db.$L$3];[Datab.$B$1:.$H$59];6;0)" office:value-type="float" office:value="10000" calcext:value-type="float">
            <text:p>10000</text:p>
          </table:table-cell>
          <table:table-cell table:style-name="ce38" table:formula="of:=[db.R3]*[db.O3]" office:value-type="float" office:value="12000" calcext:value-type="float">
            <text:p>12000</text:p>
          </table:table-cell>
          <table:table-cell table:style-name="ce38" table:formula="of:=[db.O3]*[db.S3]" office:value-type="float" office:value="10000" calcext:value-type="float">
            <text:p>10000</text:p>
          </table:table-cell>
          <table:table-cell table:style-name="ce38" table:formula="of:=[db.T3]-[db.U3]" office:value-type="float" office:value="2000" calcext:value-type="float">
            <text:p>2000</text:p>
          </table:table-cell>
        </table:table-row>
        <table:table-row table:style-name="ro1">
          <table:table-cell table:number-columns-repeated="8"/>
          <table:table-cell table:style-name="ce37" office:value-type="string" calcext:value-type="string">
            <text:p>0899</text:p>
          </table:table-cell>
          <table:table-cell table:number-columns-repeated="13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7"/>
          <table:table-cell table:style-name="Default"/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1"/>
          <table:table-cell table:style-name="ce38" office:value-type="string" calcext:value-type="string">
            <text:p>KODEPRODUK</text:p>
          </table:table-cell>
          <table:table-cell table:style-name="ce38" office:value-type="string" calcext:value-type="string">
            <text:p>STOK</text:p>
          </table:table-cell>
          <table:table-cell table:style-name="ce38" office:value-type="string" calcext:value-type="string">
            <text:p>STOK TAMBAH</text:p>
          </table:table-cell>
          <table:table-cell table:style-name="ce38" office:value-type="string" calcext:value-type="string">
            <text:p>STOK AKHIR</text:p>
          </table:table-cell>
          <table:table-cell table:style-name="ce38" office:value-type="string" calcext:value-type="string">
            <text:p>NOMINAL</text:p>
          </table:table-cell>
          <table:table-cell table:style-name="ce38" office:value-type="string" calcext:value-type="string">
            <text:p>NOMINAL TAMBAH</text:p>
          </table:table-cell>
          <table:table-cell table:style-name="ce38" office:value-type="string" calcext:value-type="string">
            <text:p>NOMINAL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38" office:value-type="string" calcext:value-type="string">
            <text:p>XL50</text:p>
          </table:table-cell>
          <table:table-cell table:style-name="ce38" table:formula="of:=VLOOKUP([db.L12];[penj.$D$2:.$N$48];6;0)" office:value-type="string" office:string-value="" calcext:value-type="error">
            <text:p>#N/A</text:p>
          </table:table-cell>
          <table:table-cell table:style-name="ce38"/>
          <table:table-cell table:style-name="ce38" table:formula="of:=[db.M12]+[db.N12]" office:value-type="string" office:string-value="" calcext:value-type="error">
            <text:p>#N/A</text:p>
          </table:table-cell>
          <table:table-cell table:style-name="ce38" table:formula="of:=VLOOKUP([.L12];[penj.$D$2:.$N$100];5;0)" office:value-type="float" office:value="480000" calcext:value-type="float">
            <text:p>480000</text:p>
          </table:table-cell>
          <table:table-cell table:style-name="ce38"/>
          <table:table-cell table:style-name="ce38" table:formula="of:=[.Q12]+[.P12]" office:value-type="float" office:value="480000" calcext:value-type="float">
            <text:p>48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GGAL</text:p>
          </table:table-cell>
          <table:table-cell table:number-columns-repeated="21"/>
        </table:table-row>
        <table:table-row table:style-name="ro1">
          <table:table-cell table:style-name="ce39" office:value-type="date" office:date-value="2015-05-02" calcext:value-type="date">
            <text:p>02/05/15</text:p>
          </table:table-cell>
          <table:table-cell table:number-columns-repeated="21"/>
        </table:table-row>
        <table:table-row table:style-name="ro1" table:number-rows-repeated="104856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Datab" table:style-name="ta1">
        <table:table-column table:style-name="co3" table:default-cell-style-name="ce6"/>
        <table:table-column table:style-name="co13" table:default-cell-style-name="ce9"/>
        <table:table-column table:style-name="co14" table:default-cell-style-name="ce9"/>
        <table:table-column table:style-name="co3" table:number-columns-repeated="2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3" table:visibility="collapse" table:number-columns-repeated="1016" table:default-cell-style-name="Default"/>
        <table:table-row table:style-name="ro1">
          <table:table-cell/>
          <table:table-cell table:style-name="ce7" office:value-type="string" calcext:value-type="string">
            <text:p>KODE PRODUK</text:p>
          </table:table-cell>
          <table:table-cell table:style-name="ce10" office:value-type="string" calcext:value-type="string">
            <text:p>PRODUK DATA NOMINAL </text:p>
          </table:table-cell>
          <table:table-cell table:style-name="ce13" office:value-type="string" calcext:value-type="string">
            <text:p>JENIS</text:p>
          </table:table-cell>
          <table:table-cell table:style-name="ce13" office:value-type="string" calcext:value-type="string">
            <text:p>NOMINAL</text:p>
          </table:table-cell>
          <table:table-cell table:style-name="ce13" office:value-type="string" calcext:value-type="string">
            <text:p>HARGA JUAL</text:p>
          </table:table-cell>
          <table:table-cell table:style-name="ce13" office:value-type="string" calcext:value-type="string">
            <text:p>HARGA BELI</text:p>
          </table:table-cell>
          <table:table-cell table:style-name="ce13" office:value-type="string" calcext:value-type="string">
            <text:p>KETERANGAN</text:p>
          </table:table-cell>
          <table:table-cell table:number-columns-repeated="1016"/>
        </table:table-row>
        <table:table-row table:style-name="ro1">
          <table:table-cell/>
          <table:table-cell table:style-name="ce8" table:formula="of:=CONCATENATE([Datab.C2];[Datab.E2];[.D2])" office:value-type="string" office:string-value="3 SAKTI10" calcext:value-type="string">
            <text:p>3 SAKTI10</text:p>
          </table:table-cell>
          <table:table-cell table:style-name="ce11" office:value-type="string" calcext:value-type="string">
            <text:p>3 SAKTI</text:p>
          </table:table-cell>
          <table:table-cell table:style-name="ce12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000" calcext:value-type="float">
            <text:p>12000</text:p>
          </table:table-cell>
          <table:table-cell table:style-name="ce12" office:value-type="float" office:value="10000" calcext:value-type="float">
            <text:p>10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3];[Datab.E3];[.D3])" office:value-type="string" office:string-value="3 SAKTI100" calcext:value-type="string">
            <text:p>3 SAKTI100</text:p>
          </table:table-cell>
          <table:table-cell table:style-name="ce11" office:value-type="string" calcext:value-type="string">
            <text:p>3 SAKTI</text:p>
          </table:table-cell>
          <table:table-cell table:style-name="ce12"/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3000" calcext:value-type="float">
            <text:p>103000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8" table:formula="of:=CONCATENATE([Datab.C4];[Datab.E4];[.D4])" office:value-type="string" office:string-value="3 SAKTI20" calcext:value-type="string">
            <text:p>3 SAKTI20</text:p>
          </table:table-cell>
          <table:table-cell table:style-name="ce11" office:value-type="string" calcext:value-type="string">
            <text:p>3 SAKTI</text:p>
          </table:table-cell>
          <table:table-cell table:style-name="ce12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000" calcext:value-type="float">
            <text:p>22000</text:p>
          </table:table-cell>
          <table:table-cell table:style-name="ce12" office:value-type="float" office:value="20000" calcext:value-type="float">
            <text:p>20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5];[Datab.E5];[.D5])" office:value-type="string" office:string-value="3 SAKTI25" calcext:value-type="string">
            <text:p>3 SAKTI25</text:p>
          </table:table-cell>
          <table:table-cell table:style-name="ce11" office:value-type="string" calcext:value-type="string">
            <text:p>3 SAKTI</text:p>
          </table:table-cell>
          <table:table-cell table:style-name="ce12"/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7000" calcext:value-type="float">
            <text:p>27000</text:p>
          </table:table-cell>
          <table:table-cell table:style-name="ce11" office:value-type="float" office:value="25000" calcext:value-type="float">
            <text:p>25000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8" table:formula="of:=CONCATENATE([Datab.C6];[Datab.E6];[.D6])" office:value-type="string" office:string-value="3 SAKTI30" calcext:value-type="string">
            <text:p>3 SAKTI30</text:p>
          </table:table-cell>
          <table:table-cell table:style-name="ce11" office:value-type="string" calcext:value-type="string">
            <text:p>3 SAKTI</text:p>
          </table:table-cell>
          <table:table-cell table:style-name="ce12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3000" calcext:value-type="float">
            <text:p>33000</text:p>
          </table:table-cell>
          <table:table-cell table:style-name="ce11" office:value-type="float" office:value="30000" calcext:value-type="float">
            <text:p>30000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8" table:formula="of:=CONCATENATE([Datab.C7];[Datab.E7];[.D7])" office:value-type="string" office:string-value="3 SAKTI5" calcext:value-type="string">
            <text:p>3 SAKTI5</text:p>
          </table:table-cell>
          <table:table-cell table:style-name="ce11" office:value-type="string" calcext:value-type="string">
            <text:p>3 SAKTI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7000" calcext:value-type="float">
            <text:p>7000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8];[Datab.E8];[.D8])" office:value-type="string" office:string-value="3 SAKTI50" calcext:value-type="string">
            <text:p>3 SAKTI50</text:p>
          </table:table-cell>
          <table:table-cell table:style-name="ce11" office:value-type="string" calcext:value-type="string">
            <text:p>3 SAKTI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2000" calcext:value-type="float">
            <text:p>52000</text:p>
          </table:table-cell>
          <table:table-cell table:style-name="ce12" office:value-type="float" office:value="50000" calcext:value-type="float">
            <text:p>50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9];[Datab.E9];[.D9])" office:value-type="string" office:string-value="ESIA100" calcext:value-type="string">
            <text:p>ESIA100</text:p>
          </table:table-cell>
          <table:table-cell table:style-name="ce12" office:value-type="string" calcext:value-type="string">
            <text:p>ESIA</text:p>
          </table:table-cell>
          <table:table-cell table:style-name="ce12"/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3000" calcext:value-type="float">
            <text:p>103000</text:p>
          </table:table-cell>
          <table:table-cell table:style-name="ce12" office:value-type="float" office:value="100000" calcext:value-type="float">
            <text:p>100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10];[Datab.E10];[.D10])" office:value-type="string" office:string-value="ESIA20" calcext:value-type="string">
            <text:p>ESIA20</text:p>
          </table:table-cell>
          <table:table-cell table:style-name="ce12" office:value-type="string" calcext:value-type="string">
            <text:p>ESIA</text:p>
          </table:table-cell>
          <table:table-cell table:style-name="ce12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000" calcext:value-type="float">
            <text:p>22000</text:p>
          </table:table-cell>
          <table:table-cell table:style-name="ce12" office:value-type="float" office:value="20000" calcext:value-type="float">
            <text:p>20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11];[Datab.E11];[.D11])" office:value-type="string" office:string-value="ESIA50" calcext:value-type="string">
            <text:p>ESIA50</text:p>
          </table:table-cell>
          <table:table-cell table:style-name="ce12" office:value-type="string" calcext:value-type="string">
            <text:p>ESIA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3000" calcext:value-type="float">
            <text:p>53000</text:p>
          </table:table-cell>
          <table:table-cell table:style-name="ce12" office:value-type="float" office:value="50000" calcext:value-type="float">
            <text:p>50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12];[Datab.E12];[.D12])" office:value-type="string" office:string-value="INTERNET/BB10INTERNET" calcext:value-type="string">
            <text:p>INTERNET/BB10INTERNET</text:p>
          </table:table-cell>
          <table:table-cell table:style-name="ce11" office:value-type="string" calcext:value-type="string">
            <text:p>INTERNET/BB</text:p>
          </table:table-cell>
          <table:table-cell table:style-name="ce12" office:value-type="string" calcext:value-type="string">
            <text:p>INTERNET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000" calcext:value-type="float">
            <text:p>15000</text:p>
          </table:table-cell>
          <table:table-cell table:style-name="ce11" office:value-type="float" office:value="12000" calcext:value-type="float">
            <text:p>12000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8" table:formula="of:=CONCATENATE([Datab.C13];[Datab.E13];[.D13])" office:value-type="string" office:string-value="INTERNET/BB100INTERNET" calcext:value-type="string">
            <text:p>INTERNET/BB100INTERNET</text:p>
          </table:table-cell>
          <table:table-cell table:style-name="ce11" office:value-type="string" calcext:value-type="string">
            <text:p>INTERNET/BB</text:p>
          </table:table-cell>
          <table:table-cell table:style-name="ce12" office:value-type="string" calcext:value-type="string">
            <text:p>INTERNET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5000" calcext:value-type="float">
            <text:p>105000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8" table:formula="of:=CONCATENATE([Datab.C14];[Datab.E14];[.D14])" office:value-type="string" office:string-value="INTERNET/BB120INTERNET" calcext:value-type="string">
            <text:p>INTERNET/BB120INTERNET</text:p>
          </table:table-cell>
          <table:table-cell table:style-name="ce11" office:value-type="string" calcext:value-type="string">
            <text:p>INTERNET/BB</text:p>
          </table:table-cell>
          <table:table-cell table:style-name="ce12" office:value-type="string" calcext:value-type="string">
            <text:p>INTERNET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30000" calcext:value-type="float">
            <text:p>130000</text:p>
          </table:table-cell>
          <table:table-cell table:style-name="ce11" office:value-type="float" office:value="120000" calcext:value-type="float">
            <text:p>120000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8" table:formula="of:=CONCATENATE([Datab.C15];[Datab.E15];[.D15])" office:value-type="string" office:string-value="INTERNET/BB25INTERNET" calcext:value-type="string">
            <text:p>INTERNET/BB25INTERNET</text:p>
          </table:table-cell>
          <table:table-cell table:style-name="ce11" office:value-type="string" calcext:value-type="string">
            <text:p>INTERNET/BB</text:p>
          </table:table-cell>
          <table:table-cell table:style-name="ce12" office:value-type="string" calcext:value-type="string">
            <text:p>INTERNET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0000" calcext:value-type="float">
            <text:p>3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8" table:formula="of:=CONCATENATE([Datab.C16];[Datab.E16];[.D16])" office:value-type="string" office:string-value="INTERNET/BB30INTERNET" calcext:value-type="string">
            <text:p>INTERNET/BB30INTERNET</text:p>
          </table:table-cell>
          <table:table-cell table:style-name="ce11" office:value-type="string" calcext:value-type="string">
            <text:p>INTERNET/BB</text:p>
          </table:table-cell>
          <table:table-cell table:style-name="ce12" office:value-type="string" calcext:value-type="string">
            <text:p>INTERNET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5000" calcext:value-type="float">
            <text:p>35000</text:p>
          </table:table-cell>
          <table:table-cell table:style-name="ce11" office:value-type="float" office:value="30000" calcext:value-type="float">
            <text:p>30000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8" table:formula="of:=CONCATENATE([Datab.C17];[Datab.E17];[.D17])" office:value-type="string" office:string-value="INTERNET/BB50INTERNET" calcext:value-type="string">
            <text:p>INTERNET/BB50INTERNET</text:p>
          </table:table-cell>
          <table:table-cell table:style-name="ce11" office:value-type="string" calcext:value-type="string">
            <text:p>INTERNET/BB</text:p>
          </table:table-cell>
          <table:table-cell table:style-name="ce12" office:value-type="string" calcext:value-type="string">
            <text:p>INTERNET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000" calcext:value-type="float">
            <text:p>55000</text:p>
          </table:table-cell>
          <table:table-cell table:style-name="ce11" office:value-type="float" office:value="50000" calcext:value-type="float">
            <text:p>50000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8" table:formula="of:=CONCATENATE([Datab.C18];[Datab.E18];[.D18])" office:value-type="string" office:string-value="INTERNET/BB60INTERNET" calcext:value-type="string">
            <text:p>INTERNET/BB60INTERNET</text:p>
          </table:table-cell>
          <table:table-cell table:style-name="ce11" office:value-type="string" calcext:value-type="string">
            <text:p>INTERNET/BB</text:p>
          </table:table-cell>
          <table:table-cell table:style-name="ce12" office:value-type="string" calcext:value-type="string">
            <text:p>INTERNET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000" calcext:value-type="float">
            <text:p>65000</text:p>
          </table:table-cell>
          <table:table-cell table:style-name="ce11" office:value-type="float" office:value="60000" calcext:value-type="float">
            <text:p>60000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8" table:formula="of:=CONCATENATE([Datab.C19];[Datab.E19];[.D19])" office:value-type="string" office:string-value="THREE1" calcext:value-type="string">
            <text:p>THREE1</text:p>
          </table:table-cell>
          <table:table-cell table:style-name="ce12" office:value-type="string" calcext:value-type="string">
            <text:p>THREE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20];[Datab.E20];[.D20])" office:value-type="string" office:string-value="THREE10" calcext:value-type="string">
            <text:p>THREE10</text:p>
          </table:table-cell>
          <table:table-cell table:style-name="ce12" office:value-type="string" calcext:value-type="string">
            <text:p>THREE</text:p>
          </table:table-cell>
          <table:table-cell table:style-name="ce12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000" calcext:value-type="float">
            <text:p>12000</text:p>
          </table:table-cell>
          <table:table-cell table:style-name="ce12" office:value-type="float" office:value="10000" calcext:value-type="float">
            <text:p>10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21];[Datab.E21];[.D21])" office:value-type="string" office:string-value="THREE100" calcext:value-type="string">
            <text:p>THREE100</text:p>
          </table:table-cell>
          <table:table-cell table:style-name="ce12" office:value-type="string" calcext:value-type="string">
            <text:p>THREE</text:p>
          </table:table-cell>
          <table:table-cell table:style-name="ce12"/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3000" calcext:value-type="float">
            <text:p>103000</text:p>
          </table:table-cell>
          <table:table-cell table:style-name="ce12" office:value-type="float" office:value="100000" calcext:value-type="float">
            <text:p>100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22];[Datab.E22];[.D22])" office:value-type="string" office:string-value="THREE20" calcext:value-type="string">
            <text:p>THREE20</text:p>
          </table:table-cell>
          <table:table-cell table:style-name="ce12" office:value-type="string" calcext:value-type="string">
            <text:p>THREE</text:p>
          </table:table-cell>
          <table:table-cell table:style-name="ce12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000" calcext:value-type="float">
            <text:p>22000</text:p>
          </table:table-cell>
          <table:table-cell table:style-name="ce12" office:value-type="float" office:value="20000" calcext:value-type="float">
            <text:p>20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23];[Datab.E23];[.D23])" office:value-type="string" office:string-value="THREE25" calcext:value-type="string">
            <text:p>THREE25</text:p>
          </table:table-cell>
          <table:table-cell table:style-name="ce12" office:value-type="string" calcext:value-type="string">
            <text:p>THREE</text:p>
          </table:table-cell>
          <table:table-cell table:style-name="ce12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7000" calcext:value-type="float">
            <text:p>27000</text:p>
          </table:table-cell>
          <table:table-cell table:style-name="ce12" office:value-type="float" office:value="25000" calcext:value-type="float">
            <text:p>25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24];[Datab.E24];[.D24])" office:value-type="string" office:string-value="THREE5" calcext:value-type="string">
            <text:p>THREE5</text:p>
          </table:table-cell>
          <table:table-cell table:style-name="ce12" office:value-type="string" calcext:value-type="string">
            <text:p>THREE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7000" calcext:value-type="float">
            <text:p>7000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25];[Datab.E25];[.D25])" office:value-type="string" office:string-value="THREE50" calcext:value-type="string">
            <text:p>THREE50</text:p>
          </table:table-cell>
          <table:table-cell table:style-name="ce12" office:value-type="string" calcext:value-type="string">
            <text:p>THREE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3000" calcext:value-type="float">
            <text:p>53000</text:p>
          </table:table-cell>
          <table:table-cell table:style-name="ce12" office:value-type="float" office:value="50000" calcext:value-type="float">
            <text:p>50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26];[Datab.E26];[.D26])" office:value-type="string" office:string-value="VITRI1ALL" calcext:value-type="string">
            <text:p>VITRI1ALL</text:p>
          </table:table-cell>
          <table:table-cell table:style-name="ce11" office:value-type="string" calcext:value-type="string">
            <text:p>VITRI</text:p>
          </table:table-cell>
          <table:table-cell table:style-name="ce12" office:value-type="string" calcext:value-type="string">
            <text:p>AL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8" table:formula="of:=CONCATENATE([Datab.C27];[Datab.E27];[.D27])" office:value-type="string" office:string-value="VITRI10ALL" calcext:value-type="string">
            <text:p>VITRI10ALL</text:p>
          </table:table-cell>
          <table:table-cell table:style-name="ce11" office:value-type="string" calcext:value-type="string">
            <text:p>VITRI</text:p>
          </table:table-cell>
          <table:table-cell table:style-name="ce12" office:value-type="string" calcext:value-type="string">
            <text:p>ALL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2000" calcext:value-type="float">
            <text:p>12000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8" table:formula="of:=CONCATENATE([Datab.C28];[Datab.E28];[.D28])" office:value-type="string" office:string-value="VITRI100ALL" calcext:value-type="string">
            <text:p>VITRI100ALL</text:p>
          </table:table-cell>
          <table:table-cell table:style-name="ce11" office:value-type="string" calcext:value-type="string">
            <text:p>VITRI</text:p>
          </table:table-cell>
          <table:table-cell table:style-name="ce12" office:value-type="string" calcext:value-type="string">
            <text:p>ALL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5000" calcext:value-type="float">
            <text:p>105000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8" table:formula="of:=CONCATENATE([Datab.C29];[Datab.E29];[.D29])" office:value-type="string" office:string-value="VITRI20ALL" calcext:value-type="string">
            <text:p>VITRI20ALL</text:p>
          </table:table-cell>
          <table:table-cell table:style-name="ce11" office:value-type="string" calcext:value-type="string">
            <text:p>VITRI</text:p>
          </table:table-cell>
          <table:table-cell table:style-name="ce12" office:value-type="string" calcext:value-type="string">
            <text:p>ALL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2000" calcext:value-type="float">
            <text:p>22000</text:p>
          </table:table-cell>
          <table:table-cell table:style-name="ce11" office:value-type="float" office:value="20000" calcext:value-type="float">
            <text:p>20000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8" table:formula="of:=CONCATENATE([Datab.C30];[Datab.E30];[.D30])" office:value-type="string" office:string-value="VITRI25ALL" calcext:value-type="string">
            <text:p>VITRI25ALL</text:p>
          </table:table-cell>
          <table:table-cell table:style-name="ce11" office:value-type="string" calcext:value-type="string">
            <text:p>VITRI</text:p>
          </table:table-cell>
          <table:table-cell table:style-name="ce12" office:value-type="string" calcext:value-type="string">
            <text:p>ALL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7000" calcext:value-type="float">
            <text:p>27000</text:p>
          </table:table-cell>
          <table:table-cell table:style-name="ce11" office:value-type="float" office:value="25000" calcext:value-type="float">
            <text:p>25000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8" table:formula="of:=CONCATENATE([Datab.C31];[Datab.E31];[.D31])" office:value-type="string" office:string-value="VITRI30ALL" calcext:value-type="string">
            <text:p>VITRI30ALL</text:p>
          </table:table-cell>
          <table:table-cell table:style-name="ce11" office:value-type="string" calcext:value-type="string">
            <text:p>VITRI</text:p>
          </table:table-cell>
          <table:table-cell table:style-name="ce12" office:value-type="string" calcext:value-type="string">
            <text:p>ALL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3000" calcext:value-type="float">
            <text:p>33000</text:p>
          </table:table-cell>
          <table:table-cell table:style-name="ce11" office:value-type="float" office:value="30000" calcext:value-type="float">
            <text:p>30000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8" table:formula="of:=CONCATENATE([Datab.C32];[Datab.E32];[.D32])" office:value-type="string" office:string-value="VITRI5ALL" calcext:value-type="string">
            <text:p>VITRI5ALL</text:p>
          </table:table-cell>
          <table:table-cell table:style-name="ce11" office:value-type="string" calcext:value-type="string">
            <text:p>VITRI</text:p>
          </table:table-cell>
          <table:table-cell table:style-name="ce12" office:value-type="string" calcext:value-type="string">
            <text:p>ALL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000" calcext:value-type="float">
            <text:p>7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8" table:formula="of:=CONCATENATE([Datab.C33];[Datab.E33];[.D33])" office:value-type="string" office:string-value="VITRI50ALL" calcext:value-type="string">
            <text:p>VITRI50ALL</text:p>
          </table:table-cell>
          <table:table-cell table:style-name="ce11" office:value-type="string" calcext:value-type="string">
            <text:p>VITRI</text:p>
          </table:table-cell>
          <table:table-cell table:style-name="ce12" office:value-type="string" calcext:value-type="string">
            <text:p>ALL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3000" calcext:value-type="float">
            <text:p>53000</text:p>
          </table:table-cell>
          <table:table-cell table:style-name="ce11" office:value-type="float" office:value="50000" calcext:value-type="float">
            <text:p>50000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8" table:formula="of:=CONCATENATE([Datab.C34];[Datab.E34];[.D34])" office:value-type="string" office:string-value="VITRI75ALL" calcext:value-type="string">
            <text:p>VITRI75ALL</text:p>
          </table:table-cell>
          <table:table-cell table:style-name="ce11" office:value-type="string" calcext:value-type="string">
            <text:p>VITRI</text:p>
          </table:table-cell>
          <table:table-cell table:style-name="ce12" office:value-type="string" calcext:value-type="string">
            <text:p>ALL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000" calcext:value-type="float">
            <text:p>80000</text:p>
          </table:table-cell>
          <table:table-cell table:style-name="ce11" office:value-type="float" office:value="75000" calcext:value-type="float">
            <text:p>75000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8" table:formula="of:=CONCATENATE([Datab.C35];[Datab.E35];[.D35])" office:value-type="string" office:string-value="XL100" calcext:value-type="string">
            <text:p>XL100</text:p>
          </table:table-cell>
          <table:table-cell table:style-name="ce12" office:value-type="string" calcext:value-type="string">
            <text:p>XL</text:p>
          </table:table-cell>
          <table:table-cell table:style-name="ce12"/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3000" calcext:value-type="float">
            <text:p>103000</text:p>
          </table:table-cell>
          <table:table-cell table:style-name="ce12" office:value-type="float" office:value="100000" calcext:value-type="float">
            <text:p>100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36];[Datab.E36];[.D36])" office:value-type="string" office:string-value="XL25" calcext:value-type="string">
            <text:p>XL25</text:p>
          </table:table-cell>
          <table:table-cell table:style-name="ce12" office:value-type="string" calcext:value-type="string">
            <text:p>XL</text:p>
          </table:table-cell>
          <table:table-cell table:style-name="ce12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7000" calcext:value-type="float">
            <text:p>27000</text:p>
          </table:table-cell>
          <table:table-cell table:style-name="ce12" office:value-type="float" office:value="25000" calcext:value-type="float">
            <text:p>25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37];[Datab.E37];[.D37])" office:value-type="string" office:string-value="XL50" calcext:value-type="string">
            <text:p>XL50</text:p>
          </table:table-cell>
          <table:table-cell table:style-name="ce12" office:value-type="string" calcext:value-type="string">
            <text:p>XL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3000" calcext:value-type="float">
            <text:p>53000</text:p>
          </table:table-cell>
          <table:table-cell table:style-name="ce12" office:value-type="float" office:value="50000" calcext:value-type="float">
            <text:p>50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38];[Datab.E38];[.D38])" office:value-type="string" office:string-value="ESIA1" calcext:value-type="string">
            <text:p>ESIA1</text:p>
          </table:table-cell>
          <table:table-cell table:style-name="ce12" office:value-type="string" calcext:value-type="string">
            <text:p>ESIA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39];[Datab.E39];[.D39])" office:value-type="string" office:string-value="ESIA10" calcext:value-type="string">
            <text:p>ESIA10</text:p>
          </table:table-cell>
          <table:table-cell table:style-name="ce12" office:value-type="string" calcext:value-type="string">
            <text:p>ESIA</text:p>
          </table:table-cell>
          <table:table-cell table:style-name="ce12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000" calcext:value-type="float">
            <text:p>12000</text:p>
          </table:table-cell>
          <table:table-cell table:style-name="ce12" office:value-type="float" office:value="10000" calcext:value-type="float">
            <text:p>10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40];[Datab.E40];[.D40])" office:value-type="string" office:string-value="ESIA100" calcext:value-type="string">
            <text:p>ESIA100</text:p>
          </table:table-cell>
          <table:table-cell table:style-name="ce12" office:value-type="string" calcext:value-type="string">
            <text:p>ESIA</text:p>
          </table:table-cell>
          <table:table-cell table:style-name="ce12"/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3000" calcext:value-type="float">
            <text:p>103000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8" table:formula="of:=CONCATENATE([Datab.C41];[Datab.E41];[.D41])" office:value-type="string" office:string-value="ESIA25" calcext:value-type="string">
            <text:p>ESIA25</text:p>
          </table:table-cell>
          <table:table-cell table:style-name="ce12" office:value-type="string" calcext:value-type="string">
            <text:p>ESIA</text:p>
          </table:table-cell>
          <table:table-cell table:style-name="ce12"/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7000" calcext:value-type="float">
            <text:p>27000</text:p>
          </table:table-cell>
          <table:table-cell table:style-name="ce11" office:value-type="float" office:value="25000" calcext:value-type="float">
            <text:p>25000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8" table:formula="of:=CONCATENATE([Datab.C42];[Datab.E42];[.D42])" office:value-type="string" office:string-value="ESIA5" calcext:value-type="string">
            <text:p>ESIA5</text:p>
          </table:table-cell>
          <table:table-cell table:style-name="ce12" office:value-type="string" calcext:value-type="string">
            <text:p>ESIA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7000" calcext:value-type="float">
            <text:p>7000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43];[Datab.E43];[.D43])" office:value-type="string" office:string-value="ESIA50" calcext:value-type="string">
            <text:p>ESIA50</text:p>
          </table:table-cell>
          <table:table-cell table:style-name="ce12" office:value-type="string" calcext:value-type="string">
            <text:p>ESIA</text:p>
          </table:table-cell>
          <table:table-cell table:style-name="ce12"/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3000" calcext:value-type="float">
            <text:p>53000</text:p>
          </table:table-cell>
          <table:table-cell table:style-name="ce11" office:value-type="float" office:value="50000" calcext:value-type="float">
            <text:p>50000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8" table:formula="of:=CONCATENATE([Datab.C44];[Datab.E44];[.D44])" office:value-type="string" office:string-value="INDOSAT10" calcext:value-type="string">
            <text:p>INDOSAT10</text:p>
          </table:table-cell>
          <table:table-cell table:style-name="ce12" office:value-type="string" calcext:value-type="string">
            <text:p>INDOSAT</text:p>
          </table:table-cell>
          <table:table-cell table:style-name="ce12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000" calcext:value-type="float">
            <text:p>12000</text:p>
          </table:table-cell>
          <table:table-cell table:style-name="ce12" office:value-type="float" office:value="10000" calcext:value-type="float">
            <text:p>10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45];[Datab.E45];[.D45])" office:value-type="string" office:string-value="INDOSAT100" calcext:value-type="string">
            <text:p>INDOSAT100</text:p>
          </table:table-cell>
          <table:table-cell table:style-name="ce12" office:value-type="string" calcext:value-type="string">
            <text:p>INDOSAT</text:p>
          </table:table-cell>
          <table:table-cell table:style-name="ce12"/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3000" calcext:value-type="float">
            <text:p>103000</text:p>
          </table:table-cell>
          <table:table-cell table:style-name="ce12" office:value-type="float" office:value="100000" calcext:value-type="float">
            <text:p>100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46];[Datab.E46];[.D46])" office:value-type="string" office:string-value="INDOSAT12" calcext:value-type="string">
            <text:p>INDOSAT12</text:p>
          </table:table-cell>
          <table:table-cell table:style-name="ce12" office:value-type="string" calcext:value-type="string">
            <text:p>INDOSAT</text:p>
          </table:table-cell>
          <table:table-cell table:style-name="ce12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000" calcext:value-type="float">
            <text:p>13000</text:p>
          </table:table-cell>
          <table:table-cell table:style-name="ce12" office:value-type="float" office:value="12000" calcext:value-type="float">
            <text:p>12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47];[Datab.E47];[.D47])" office:value-type="string" office:string-value="INDOSAT2" calcext:value-type="string">
            <text:p>INDOSAT2</text:p>
          </table:table-cell>
          <table:table-cell table:style-name="ce12" office:value-type="string" calcext:value-type="string">
            <text:p>INDOSAT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20000" calcext:value-type="float">
            <text:p>20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48];[Datab.E48];[.D48])" office:value-type="string" office:string-value="INDOSAT25" calcext:value-type="string">
            <text:p>INDOSAT25</text:p>
          </table:table-cell>
          <table:table-cell table:style-name="ce12" office:value-type="string" calcext:value-type="string">
            <text:p>INDOSAT</text:p>
          </table:table-cell>
          <table:table-cell table:style-name="ce12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7000" calcext:value-type="float">
            <text:p>27000</text:p>
          </table:table-cell>
          <table:table-cell table:style-name="ce12" office:value-type="float" office:value="25000" calcext:value-type="float">
            <text:p>25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49];[Datab.E49];[.D49])" office:value-type="string" office:string-value="INDOSAT5" calcext:value-type="string">
            <text:p>INDOSAT5</text:p>
          </table:table-cell>
          <table:table-cell table:style-name="ce12" office:value-type="string" calcext:value-type="string">
            <text:p>INDOSAT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7000" calcext:value-type="float">
            <text:p>7000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50];[Datab.E50];[.D50])" office:value-type="string" office:string-value="INDOSAT50" calcext:value-type="string">
            <text:p>INDOSAT50</text:p>
          </table:table-cell>
          <table:table-cell table:style-name="ce12" office:value-type="string" calcext:value-type="string">
            <text:p>INDOSAT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3000" calcext:value-type="float">
            <text:p>53000</text:p>
          </table:table-cell>
          <table:table-cell table:style-name="ce12" office:value-type="float" office:value="50000" calcext:value-type="float">
            <text:p>50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51];[Datab.E51];[.D51])" office:value-type="string" office:string-value="TELKOMSEL10" calcext:value-type="string">
            <text:p>TELKOMSEL10</text:p>
          </table:table-cell>
          <table:table-cell table:style-name="ce12" office:value-type="string" calcext:value-type="string">
            <text:p>TELKOMSEL</text:p>
          </table:table-cell>
          <table:table-cell table:style-name="ce12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000" calcext:value-type="float">
            <text:p>12000</text:p>
          </table:table-cell>
          <table:table-cell table:style-name="ce12" office:value-type="float" office:value="10000" calcext:value-type="float">
            <text:p>10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52];[Datab.E52];[.D52])" office:value-type="string" office:string-value="TELKOMSEL100" calcext:value-type="string">
            <text:p>TELKOMSEL100</text:p>
          </table:table-cell>
          <table:table-cell table:style-name="ce12" office:value-type="string" calcext:value-type="string">
            <text:p>TELKOMSEL</text:p>
          </table:table-cell>
          <table:table-cell table:style-name="ce12"/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3000" calcext:value-type="float">
            <text:p>103000</text:p>
          </table:table-cell>
          <table:table-cell table:style-name="ce12" office:value-type="float" office:value="100000" calcext:value-type="float">
            <text:p>100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53];[Datab.E53];[.D53])" office:value-type="string" office:string-value="TELKOMSEL20" calcext:value-type="string">
            <text:p>TELKOMSEL20</text:p>
          </table:table-cell>
          <table:table-cell table:style-name="ce12" office:value-type="string" calcext:value-type="string">
            <text:p>TELKOMSEL</text:p>
          </table:table-cell>
          <table:table-cell table:style-name="ce12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000" calcext:value-type="float">
            <text:p>22000</text:p>
          </table:table-cell>
          <table:table-cell table:style-name="ce12" office:value-type="float" office:value="20000" calcext:value-type="float">
            <text:p>20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54];[Datab.E54];[.D54])" office:value-type="string" office:string-value="TELKOMSEL25" calcext:value-type="string">
            <text:p>TELKOMSEL25</text:p>
          </table:table-cell>
          <table:table-cell table:style-name="ce12" office:value-type="string" calcext:value-type="string">
            <text:p>TELKOMSEL</text:p>
          </table:table-cell>
          <table:table-cell table:style-name="ce12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7000" calcext:value-type="float">
            <text:p>27000</text:p>
          </table:table-cell>
          <table:table-cell table:style-name="ce12" office:value-type="float" office:value="25000" calcext:value-type="float">
            <text:p>25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55];[Datab.E55];[.D55])" office:value-type="string" office:string-value="TELKOMSEL5" calcext:value-type="string">
            <text:p>TELKOMSEL5</text:p>
          </table:table-cell>
          <table:table-cell table:style-name="ce12" office:value-type="string" calcext:value-type="string">
            <text:p>TELKOMSEL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7000" calcext:value-type="float">
            <text:p>7000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56];[Datab.E56];[.D56])" office:value-type="string" office:string-value="TELKOMSEL50" calcext:value-type="string">
            <text:p>TELKOMSEL50</text:p>
          </table:table-cell>
          <table:table-cell table:style-name="ce12" office:value-type="string" calcext:value-type="string">
            <text:p>TELKOMSEL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3000" calcext:value-type="float">
            <text:p>53000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57];[Datab.E57];[.D57])" office:value-type="string" office:string-value="XL1" calcext:value-type="string">
            <text:p>XL1</text:p>
          </table:table-cell>
          <table:table-cell table:style-name="ce12" office:value-type="string" calcext:value-type="string">
            <text:p>XL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58];[Datab.E58];[.D58])" office:value-type="string" office:string-value="XL10" calcext:value-type="string">
            <text:p>XL10</text:p>
          </table:table-cell>
          <table:table-cell table:style-name="ce12" office:value-type="string" calcext:value-type="string">
            <text:p>XL</text:p>
          </table:table-cell>
          <table:table-cell table:style-name="ce12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000" calcext:value-type="float">
            <text:p>12000</text:p>
          </table:table-cell>
          <table:table-cell table:style-name="ce12" office:value-type="float" office:value="10000" calcext:value-type="float">
            <text:p>100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8" table:formula="of:=CONCATENATE([Datab.C59];[Datab.E59];[.D59])" office:value-type="string" office:string-value="XL5" calcext:value-type="string">
            <text:p>XL5</text:p>
          </table:table-cell>
          <table:table-cell table:style-name="ce12" office:value-type="string" calcext:value-type="string">
            <text:p>XL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7000" calcext:value-type="float">
            <text:p>7000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/>
          <table:table-cell table:number-columns-repeated="1016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tel" table:style-name="ta1">
        <table:table-column table:style-name="co3" table:number-columns-repeated="2" table:default-cell-style-name="ce6"/>
        <table:table-column table:style-name="co18" table:default-cell-style-name="ce1"/>
        <table:table-column table:style-name="co19" table:default-cell-style-name="Default"/>
        <table:table-column table:style-name="co3" table:default-cell-style-name="ce6"/>
        <table:table-column table:style-name="co3" table:visibility="collapse" table:number-columns-repeated="1019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NOMOR HP</text:p>
          </table:table-cell>
          <table:table-cell table:style-name="ce15" office:value-type="string" calcext:value-type="string">
            <text:p>JENI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0217</text:p>
          </table:table-cell>
          <table:table-cell table:style-name="ce3" office:value-type="string" calcext:value-type="string">
            <text:p>ESI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0218</text:p>
          </table:table-cell>
          <table:table-cell table:style-name="ce3" office:value-type="string" calcext:value-type="string">
            <text:p>ESI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0815</text:p>
          </table:table-cell>
          <table:table-cell table:style-name="ce3" office:value-type="string" calcext:value-type="string">
            <text:p>INDOSA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0856</text:p>
          </table:table-cell>
          <table:table-cell table:style-name="ce3" office:value-type="string" calcext:value-type="string">
            <text:p>INDOSA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0857</text:p>
          </table:table-cell>
          <table:table-cell table:style-name="ce3" office:value-type="string" calcext:value-type="string">
            <text:p>INDOSA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0888</text:p>
          </table:table-cell>
          <table:table-cell table:style-name="ce3" office:value-type="string" calcext:value-type="string">
            <text:p>SMARTFRE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0812</text:p>
          </table:table-cell>
          <table:table-cell table:style-name="ce3" office:value-type="string" calcext:value-type="string">
            <text:p>TELKOMSE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0813</text:p>
          </table:table-cell>
          <table:table-cell table:style-name="ce3" office:value-type="string" calcext:value-type="string">
            <text:p>TELKOMSE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0852</text:p>
          </table:table-cell>
          <table:table-cell table:style-name="ce3" office:value-type="string" calcext:value-type="string">
            <text:p>TELKOMSE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0853</text:p>
          </table:table-cell>
          <table:table-cell table:style-name="ce3" office:value-type="string" calcext:value-type="string">
            <text:p>TELKOMSE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0899</text:p>
          </table:table-cell>
          <table:table-cell table:style-name="ce3" office:value-type="string" calcext:value-type="string">
            <text:p>THRE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0898</text:p>
          </table:table-cell>
          <table:table-cell table:style-name="ce3" office:value-type="string" calcext:value-type="string">
            <text:p>THRE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0897</text:p>
          </table:table-cell>
          <table:table-cell table:style-name="ce3" office:value-type="string" calcext:value-type="string">
            <text:p>THRE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0838</text:p>
          </table:table-cell>
          <table:table-cell table:style-name="ce3" office:value-type="string" calcext:value-type="string">
            <text:p>X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0817</text:p>
          </table:table-cell>
          <table:table-cell table:style-name="ce3" office:value-type="string" calcext:value-type="string">
            <text:p>X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0819</text:p>
          </table:table-cell>
          <table:table-cell table:style-name="ce3" office:value-type="string" calcext:value-type="string">
            <text:p>X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B0819</text:p>
          </table:table-cell>
          <table:table-cell table:style-name="ce16" office:value-type="string" calcext:value-type="string">
            <text:p>INTERNET/BB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B0817</text:p>
          </table:table-cell>
          <table:table-cell table:style-name="ce16" office:value-type="string" calcext:value-type="string">
            <text:p>INTERNET/BB</text:p>
          </table:table-cell>
          <table:table-cell table:number-columns-repeated="1020"/>
        </table:table-row>
        <table:table-row table:style-name="ro1" table:number-rows-repeated="5">
          <table:table-cell table:number-columns-repeated="2"/>
          <table:table-cell table:style-name="ce2"/>
          <table:table-cell table:style-name="ce3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ok" table:style-name="ta1">
        <table:table-column table:style-name="co20" table:default-cell-style-name="ce3"/>
        <table:table-column table:style-name="co15" table:default-cell-style-name="ce17"/>
        <table:table-column table:style-name="co3" table:default-cell-style-name="ce17"/>
        <table:table-column table:style-name="co3" table:default-cell-style-name="ce16"/>
        <table:table-column table:style-name="co21" table:default-cell-style-name="ce3"/>
        <table:table-column table:style-name="co22" table:default-cell-style-name="ce3"/>
        <table:table-row table:style-name="ro1">
          <table:table-cell office:value-type="string" calcext:value-type="string">
            <text:p>KODE PRODUK</text:p>
          </table:table-cell>
          <table:table-cell table:style-name="ce16" office:value-type="string" calcext:value-type="string">
            <text:p>NAMA</text:p>
          </table:table-cell>
          <table:table-cell table:style-name="ce16" office:value-type="string" calcext:value-type="string">
            <text:p>NOMINAL</text:p>
          </table:table-cell>
          <table:table-cell office:value-type="string" calcext:value-type="string">
            <text:p>STOK AWAL</text:p>
          </table:table-cell>
          <table:table-cell office:value-type="string" calcext:value-type="string">
            <text:p>STOK TAMBAH</text:p>
          </table:table-cell>
          <table:table-cell office:value-type="string" calcext:value-type="string">
            <text:p>STOK AKHIR</text:p>
          </table:table-cell>
        </table:table-row>
        <table:table-row table:style-name="ro1">
          <table:table-cell table:formula="of:=CONCATENATE([stok.B2];[stok.C2])" office:value-type="string" office:string-value="ESIA1" calcext:value-type="string">
            <text:p>ESIA1</text:p>
          </table:table-cell>
          <table:table-cell office:value-type="string" calcext:value-type="string">
            <text:p>ESI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CONCATENATE([stok.B3];[stok.C3])" office:value-type="string" office:string-value="ESIA10" calcext:value-type="string">
            <text:p>ESIA10</text:p>
          </table:table-cell>
          <table:table-cell office:value-type="string" calcext:value-type="string">
            <text:p>ESIA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CONCATENATE([stok.B4];[stok.C4])" office:value-type="string" office:string-value="ESIA100" calcext:value-type="string">
            <text:p>ESIA100</text:p>
          </table:table-cell>
          <table:table-cell office:value-type="string" calcext:value-type="string">
            <text:p>ESIA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CONCATENATE([stok.B5];[stok.C5])" office:value-type="string" office:string-value="ESIA25" calcext:value-type="string">
            <text:p>ESIA25</text:p>
          </table:table-cell>
          <table:table-cell office:value-type="string" calcext:value-type="string">
            <text:p>ESIA</text:p>
          </table:table-cell>
          <table:table-cell table:style-name="ce16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CONCATENATE([stok.B6];[stok.C6])" office:value-type="string" office:string-value="ESIA5" calcext:value-type="string">
            <text:p>ESIA5</text:p>
          </table:table-cell>
          <table:table-cell office:value-type="string" calcext:value-type="string">
            <text:p>ESI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CONCATENATE([stok.B7];[stok.C7])" office:value-type="string" office:string-value="ESIA50" calcext:value-type="string">
            <text:p>ESIA50</text:p>
          </table:table-cell>
          <table:table-cell office:value-type="string" calcext:value-type="string">
            <text:p>ESIA</text:p>
          </table:table-cell>
          <table:table-cell table:style-name="ce16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CONCATENATE([stok.B8];[stok.C8])" office:value-type="string" office:string-value="INDOSAT10" calcext:value-type="string">
            <text:p>INDOSAT10</text:p>
          </table:table-cell>
          <table:table-cell office:value-type="string" calcext:value-type="string">
            <text:p>INDOSA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table:formula="of:=CONCATENATE([stok.B9];[stok.C9])" office:value-type="string" office:string-value="INDOSAT100" calcext:value-type="string">
            <text:p>INDOSAT100</text:p>
          </table:table-cell>
          <table:table-cell office:value-type="string" calcext:value-type="string">
            <text:p>INDOSAT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CONCATENATE([stok.B10];[stok.C10])" office:value-type="string" office:string-value="INDOSAT12" calcext:value-type="string">
            <text:p>INDOSAT12</text:p>
          </table:table-cell>
          <table:table-cell office:value-type="string" calcext:value-type="string">
            <text:p>INDOSAT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CONCATENATE([stok.B11];[stok.C11])" office:value-type="string" office:string-value="INDOSAT2" calcext:value-type="string">
            <text:p>INDOSAT2</text:p>
          </table:table-cell>
          <table:table-cell office:value-type="string" calcext:value-type="string">
            <text:p>INDOSA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CONCATENATE([stok.B12];[stok.C12])" office:value-type="string" office:string-value="INDOSAT25" calcext:value-type="string">
            <text:p>INDOSAT25</text:p>
          </table:table-cell>
          <table:table-cell office:value-type="string" calcext:value-type="string">
            <text:p>INDOS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CONCATENATE([stok.B13];[stok.C13])" office:value-type="string" office:string-value="INDOSAT5" calcext:value-type="string">
            <text:p>INDOSAT5</text:p>
          </table:table-cell>
          <table:table-cell office:value-type="string" calcext:value-type="string">
            <text:p>INDOSAT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CONCATENATE([stok.B14];[stok.C14])" office:value-type="string" office:string-value="INDOSAT50" calcext:value-type="string">
            <text:p>INDOSAT50</text:p>
          </table:table-cell>
          <table:table-cell office:value-type="string" calcext:value-type="string">
            <text:p>INDOSAT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CONCATENATE([stok.B15];[stok.C15])" office:value-type="string" office:string-value="TELKOMSEL10" calcext:value-type="string">
            <text:p>TELKOMSEL10</text:p>
          </table:table-cell>
          <table:table-cell office:value-type="string" calcext:value-type="string">
            <text:p>TELKOMSEL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CONCATENATE([stok.B16];[stok.C16])" office:value-type="string" office:string-value="TELKOMSEL100" calcext:value-type="string">
            <text:p>TELKOMSEL100</text:p>
          </table:table-cell>
          <table:table-cell office:value-type="string" calcext:value-type="string">
            <text:p>TELKOMSEL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CONCATENATE([stok.B17];[stok.C17])" office:value-type="string" office:string-value="TELKOMSEL20" calcext:value-type="string">
            <text:p>TELKOMSEL20</text:p>
          </table:table-cell>
          <table:table-cell office:value-type="string" calcext:value-type="string">
            <text:p>TELKOMSEL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CONCATENATE([stok.B18];[stok.C18])" office:value-type="string" office:string-value="TELKOMSEL25" calcext:value-type="string">
            <text:p>TELKOMSEL25</text:p>
          </table:table-cell>
          <table:table-cell office:value-type="string" calcext:value-type="string">
            <text:p>TELKOMSEL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CONCATENATE([stok.B19];[stok.C19])" office:value-type="string" office:string-value="TELKOMSEL5" calcext:value-type="string">
            <text:p>TELKOMSEL5</text:p>
          </table:table-cell>
          <table:table-cell office:value-type="string" calcext:value-type="string">
            <text:p>TELKOMSEL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CONCATENATE([stok.B20];[stok.C20])" office:value-type="string" office:string-value="TELKOMSEL50" calcext:value-type="string">
            <text:p>TELKOMSEL50</text:p>
          </table:table-cell>
          <table:table-cell office:value-type="string" calcext:value-type="string">
            <text:p>TELKOMSEL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formula="of:=CONCATENATE([stok.B21];[stok.C21])" office:value-type="string" office:string-value="XL1" calcext:value-type="string">
            <text:p>XL1</text:p>
          </table:table-cell>
          <table:table-cell office:value-type="string" calcext:value-type="string">
            <text:p>XL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formula="of:=CONCATENATE([stok.B22];[stok.C22])" office:value-type="string" office:string-value="XL10" calcext:value-type="string">
            <text:p>XL10</text:p>
          </table:table-cell>
          <table:table-cell office:value-type="string" calcext:value-type="string">
            <text:p>XL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formula="of:=CONCATENATE([stok.B23];[stok.C23])" office:value-type="string" office:string-value="XL5" calcext:value-type="string">
            <text:p>XL5</text:p>
          </table:table-cell>
          <table:table-cell office:value-type="string" calcext:value-type="string">
            <text:p>XL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table table:name="penj" table:style-name="ta1">
        <table:table-column table:style-name="co23" table:default-cell-style-name="ce6"/>
        <table:table-column table:style-name="co24" table:default-cell-style-name="ce21"/>
        <table:table-column table:style-name="co25" table:default-cell-style-name="ce23"/>
        <table:table-column table:style-name="co26" table:default-cell-style-name="ce23"/>
        <table:table-column table:style-name="co20" table:default-cell-style-name="ce23"/>
        <table:table-column table:style-name="co3" table:default-cell-style-name="ce30"/>
        <table:table-column table:style-name="co27" table:number-columns-repeated="4" table:default-cell-style-name="ce30"/>
        <table:table-column table:style-name="co28" table:default-cell-style-name="ce30"/>
        <table:table-column table:style-name="co25" table:default-cell-style-name="ce30"/>
        <table:table-column table:style-name="co29" table:default-cell-style-name="ce30"/>
        <table:table-column table:style-name="co30" table:default-cell-style-name="ce30"/>
        <table:table-column table:style-name="co3" table:default-cell-style-name="ce6"/>
        <table:table-column table:style-name="co3" table:visibility="collapse" table:number-columns-repeated="1008" table:default-cell-style-name="Default"/>
        <table:table-row table:style-name="ro1">
          <table:table-cell table:style-name="ce18"/>
          <table:table-cell table:style-name="ce19" office:value-type="string" calcext:value-type="string">
            <text:p>TANGGAL</text:p>
          </table:table-cell>
          <table:table-cell table:style-name="ce22" office:value-type="string" calcext:value-type="string">
            <text:p>NOMOR HP</text:p>
          </table:table-cell>
          <table:table-cell table:style-name="ce22" office:value-type="string" calcext:value-type="string">
            <text:p>KODEPRODUK</text:p>
          </table:table-cell>
          <table:table-cell table:style-name="ce22" office:value-type="string" calcext:value-type="string">
            <text:p>NAMA PRODUK</text:p>
          </table:table-cell>
          <table:table-cell table:style-name="ce26" office:value-type="string" calcext:value-type="string">
            <text:p>NOMINAL</text:p>
          </table:table-cell>
          <table:table-cell table:style-name="ce26" office:value-type="string" calcext:value-type="string">
            <text:p>KUANTITI</text:p>
          </table:table-cell>
          <table:table-cell table:style-name="ce26" office:value-type="string" calcext:value-type="string">
            <text:p>SALDO</text:p>
          </table:table-cell>
          <table:table-cell table:style-name="ce26" office:value-type="string" calcext:value-type="string">
            <text:p>STOK</text:p>
          </table:table-cell>
          <table:table-cell table:style-name="ce26" office:value-type="string" calcext:value-type="string">
            <text:p>HARGA JUAL</text:p>
          </table:table-cell>
          <table:table-cell table:style-name="ce26" office:value-type="string" calcext:value-type="string">
            <text:p>HARGA BELI</text:p>
          </table:table-cell>
          <table:table-cell table:style-name="ce26" office:value-type="string" calcext:value-type="string">
            <text:p>TOTAL HARGA JUAL</text:p>
          </table:table-cell>
          <table:table-cell table:style-name="ce26" office:value-type="string" calcext:value-type="string">
            <text:p>TOTAL HARGA BELI</text:p>
          </table:table-cell>
          <table:table-cell table:style-name="ce26" office:value-type="string" calcext:value-type="string">
            <text:p>KEUNTUNGAN</text:p>
          </table:table-cell>
          <table:table-cell table:style-name="ce18"/>
          <table:table-cell table:style-name="ce31" table:number-columns-repeated="1008"/>
        </table:table-row>
        <table:table-row table:style-name="ro1" table:number-rows-repeated="6">
          <table:table-cell/>
          <table:table-cell table:style-name="ce20"/>
          <table:table-cell table:style-name="ce22" table:number-columns-repeated="3"/>
          <table:table-cell table:style-name="ce27" table:number-columns-repeated="9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8];[penj.F8])" office:value-type="string" office:string-value="ESIA1" calcext:value-type="string">
            <text:p>ESIA1</text:p>
          </table:table-cell>
          <table:table-cell table:style-name="ce24" office:value-type="string" calcext:value-type="string">
            <text:p>ESIA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7"/>
          <table:table-cell table:style-name="ce28" office:value-type="float" office:value="10" calcext:value-type="float">
            <text:p>10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9];[penj.F9])" office:value-type="string" office:string-value="ESIA10" calcext:value-type="string">
            <text:p>ESIA10</text:p>
          </table:table-cell>
          <table:table-cell table:style-name="ce24" office:value-type="string" calcext:value-type="string">
            <text:p>ESIA</text:p>
          </table:table-cell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7"/>
          <table:table-cell table:style-name="ce28" office:value-type="float" office:value="20" calcext:value-type="float">
            <text:p>20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10];[penj.F10])" office:value-type="string" office:string-value="ESIA100" calcext:value-type="string">
            <text:p>ESIA100</text:p>
          </table:table-cell>
          <table:table-cell table:style-name="ce24" office:value-type="string" calcext:value-type="string">
            <text:p>ESIA</text:p>
          </table:table-cell>
          <table:table-cell table:style-name="ce28" office:value-type="float" office:value="100" calcext:value-type="float">
            <text:p>100</text:p>
          </table:table-cell>
          <table:table-cell table:style-name="ce28"/>
          <table:table-cell table:style-name="ce27"/>
          <table:table-cell table:style-name="ce28" office:value-type="float" office:value="25" calcext:value-type="float">
            <text:p>25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11];[penj.F11])" office:value-type="string" office:string-value="ESIA25" calcext:value-type="string">
            <text:p>ESIA25</text:p>
          </table:table-cell>
          <table:table-cell table:style-name="ce24" office:value-type="string" calcext:value-type="string">
            <text:p>ESIA</text:p>
          </table:table-cell>
          <table:table-cell table:style-name="ce28" office:value-type="float" office:value="25" calcext:value-type="float">
            <text:p>25</text:p>
          </table:table-cell>
          <table:table-cell table:style-name="ce28"/>
          <table:table-cell table:style-name="ce27"/>
          <table:table-cell table:style-name="ce28" office:value-type="float" office:value="30" calcext:value-type="float">
            <text:p>30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12];[penj.F12])" office:value-type="string" office:string-value="ESIA5" calcext:value-type="string">
            <text:p>ESIA5</text:p>
          </table:table-cell>
          <table:table-cell table:style-name="ce24" office:value-type="string" calcext:value-type="string">
            <text:p>ESIA</text:p>
          </table:table-cell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7"/>
          <table:table-cell table:style-name="ce28" office:value-type="float" office:value="10" calcext:value-type="float">
            <text:p>10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13];[penj.F13])" office:value-type="string" office:string-value="ESIA50" calcext:value-type="string">
            <text:p>ESIA50</text:p>
          </table:table-cell>
          <table:table-cell table:style-name="ce24" office:value-type="string" calcext:value-type="string">
            <text:p>ESIA</text:p>
          </table:table-cell>
          <table:table-cell table:style-name="ce28" office:value-type="float" office:value="50" calcext:value-type="float">
            <text:p>50</text:p>
          </table:table-cell>
          <table:table-cell table:style-name="ce28"/>
          <table:table-cell table:style-name="ce27"/>
          <table:table-cell table:style-name="ce28" office:value-type="float" office:value="55" calcext:value-type="float">
            <text:p>55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14];[penj.F14])" office:value-type="string" office:string-value="INDOSAT10" calcext:value-type="string">
            <text:p>INDOSAT10</text:p>
          </table:table-cell>
          <table:table-cell table:style-name="ce24" office:value-type="string" calcext:value-type="string">
            <text:p>INDOSAT</text:p>
          </table:table-cell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7"/>
          <table:table-cell table:style-name="ce28" office:value-type="float" office:value="20" calcext:value-type="float">
            <text:p>20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15];[penj.F15])" office:value-type="string" office:string-value="INDOSAT100" calcext:value-type="string">
            <text:p>INDOSAT100</text:p>
          </table:table-cell>
          <table:table-cell table:style-name="ce24" office:value-type="string" calcext:value-type="string">
            <text:p>INDOSAT</text:p>
          </table:table-cell>
          <table:table-cell table:style-name="ce28" office:value-type="float" office:value="100" calcext:value-type="float">
            <text:p>100</text:p>
          </table:table-cell>
          <table:table-cell table:style-name="ce28"/>
          <table:table-cell table:style-name="ce27"/>
          <table:table-cell table:style-name="ce28" office:value-type="float" office:value="12" calcext:value-type="float">
            <text:p>12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16];[penj.F16])" office:value-type="string" office:string-value="INDOSAT12" calcext:value-type="string">
            <text:p>INDOSAT12</text:p>
          </table:table-cell>
          <table:table-cell table:style-name="ce24" office:value-type="string" calcext:value-type="string">
            <text:p>INDOSAT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7"/>
          <table:table-cell table:style-name="ce28" office:value-type="float" office:value="5" calcext:value-type="float">
            <text:p>5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17];[penj.F17])" office:value-type="string" office:string-value="INDOSAT2" calcext:value-type="string">
            <text:p>INDOSAT2</text:p>
          </table:table-cell>
          <table:table-cell table:style-name="ce24" office:value-type="string" calcext:value-type="string">
            <text:p>INDOSAT</text:p>
          </table:table-cell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7"/>
          <table:table-cell table:style-name="ce28" office:value-type="float" office:value="7" calcext:value-type="float">
            <text:p>7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18];[penj.F18])" office:value-type="string" office:string-value="INDOSAT25" calcext:value-type="string">
            <text:p>INDOSAT25</text:p>
          </table:table-cell>
          <table:table-cell table:style-name="ce24" office:value-type="string" calcext:value-type="string">
            <text:p>INDOSAT</text:p>
          </table:table-cell>
          <table:table-cell table:style-name="ce28" office:value-type="float" office:value="25" calcext:value-type="float">
            <text:p>25</text:p>
          </table:table-cell>
          <table:table-cell table:style-name="ce28"/>
          <table:table-cell table:style-name="ce27"/>
          <table:table-cell table:style-name="ce28" office:value-type="float" office:value="20" calcext:value-type="float">
            <text:p>20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19];[penj.F19])" office:value-type="string" office:string-value="INDOSAT5" calcext:value-type="string">
            <text:p>INDOSAT5</text:p>
          </table:table-cell>
          <table:table-cell table:style-name="ce24" office:value-type="string" calcext:value-type="string">
            <text:p>INDOSAT</text:p>
          </table:table-cell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7"/>
          <table:table-cell table:style-name="ce28" office:value-type="float" office:value="25" calcext:value-type="float">
            <text:p>25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20];[penj.F20])" office:value-type="string" office:string-value="INDOSAT50" calcext:value-type="string">
            <text:p>INDOSAT50</text:p>
          </table:table-cell>
          <table:table-cell table:style-name="ce24" office:value-type="string" calcext:value-type="string">
            <text:p>INDOSAT</text:p>
          </table:table-cell>
          <table:table-cell table:style-name="ce28" office:value-type="float" office:value="50" calcext:value-type="float">
            <text:p>50</text:p>
          </table:table-cell>
          <table:table-cell table:style-name="ce28"/>
          <table:table-cell table:style-name="ce27"/>
          <table:table-cell table:style-name="ce28" office:value-type="float" office:value="23" calcext:value-type="float">
            <text:p>23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21];[penj.F21])" office:value-type="string" office:string-value="TELKOMSEL10" calcext:value-type="string">
            <text:p>TELKOMSEL10</text:p>
          </table:table-cell>
          <table:table-cell table:style-name="ce24" office:value-type="string" calcext:value-type="string">
            <text:p>TELKOMSEL</text:p>
          </table:table-cell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7"/>
          <table:table-cell table:style-name="ce28" office:value-type="float" office:value="24" calcext:value-type="float">
            <text:p>24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22];[penj.F22])" office:value-type="string" office:string-value="TELKOMSEL100" calcext:value-type="string">
            <text:p>TELKOMSEL100</text:p>
          </table:table-cell>
          <table:table-cell table:style-name="ce24" office:value-type="string" calcext:value-type="string">
            <text:p>TELKOMSEL</text:p>
          </table:table-cell>
          <table:table-cell table:style-name="ce28" office:value-type="float" office:value="100" calcext:value-type="float">
            <text:p>100</text:p>
          </table:table-cell>
          <table:table-cell table:style-name="ce28"/>
          <table:table-cell table:style-name="ce27"/>
          <table:table-cell table:style-name="ce28" office:value-type="float" office:value="60" calcext:value-type="float">
            <text:p>60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23];[penj.F23])" office:value-type="string" office:string-value="TELKOMSEL20" calcext:value-type="string">
            <text:p>TELKOMSEL20</text:p>
          </table:table-cell>
          <table:table-cell table:style-name="ce24" office:value-type="string" calcext:value-type="string">
            <text:p>TELKOMSEL</text:p>
          </table:table-cell>
          <table:table-cell table:style-name="ce28" office:value-type="float" office:value="20" calcext:value-type="float">
            <text:p>20</text:p>
          </table:table-cell>
          <table:table-cell table:style-name="ce28"/>
          <table:table-cell table:style-name="ce27"/>
          <table:table-cell table:style-name="ce28" office:value-type="float" office:value="54" calcext:value-type="float">
            <text:p>54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24];[penj.F24])" office:value-type="string" office:string-value="TELKOMSEL25" calcext:value-type="string">
            <text:p>TELKOMSEL25</text:p>
          </table:table-cell>
          <table:table-cell table:style-name="ce24" office:value-type="string" calcext:value-type="string">
            <text:p>TELKOMSEL</text:p>
          </table:table-cell>
          <table:table-cell table:style-name="ce28" office:value-type="float" office:value="25" calcext:value-type="float">
            <text:p>25</text:p>
          </table:table-cell>
          <table:table-cell table:style-name="ce28"/>
          <table:table-cell table:style-name="ce27"/>
          <table:table-cell table:style-name="ce28" office:value-type="float" office:value="20" calcext:value-type="float">
            <text:p>20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25];[penj.F25])" office:value-type="string" office:string-value="TELKOMSEL5" calcext:value-type="string">
            <text:p>TELKOMSEL5</text:p>
          </table:table-cell>
          <table:table-cell table:style-name="ce24" office:value-type="string" calcext:value-type="string">
            <text:p>TELKOMSEL</text:p>
          </table:table-cell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7"/>
          <table:table-cell table:style-name="ce28" office:value-type="float" office:value="44" calcext:value-type="float">
            <text:p>44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26];[penj.F26])" office:value-type="string" office:string-value="TELKOMSEL50" calcext:value-type="string">
            <text:p>TELKOMSEL50</text:p>
          </table:table-cell>
          <table:table-cell table:style-name="ce24" office:value-type="string" calcext:value-type="string">
            <text:p>TELKOMSEL</text:p>
          </table:table-cell>
          <table:table-cell table:style-name="ce28" office:value-type="float" office:value="50" calcext:value-type="float">
            <text:p>50</text:p>
          </table:table-cell>
          <table:table-cell table:style-name="ce28"/>
          <table:table-cell table:style-name="ce27"/>
          <table:table-cell table:style-name="ce28" office:value-type="float" office:value="65" calcext:value-type="float">
            <text:p>65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27];[penj.F27])" office:value-type="string" office:string-value="XL1" calcext:value-type="string">
            <text:p>XL1</text:p>
          </table:table-cell>
          <table:table-cell table:style-name="ce24" office:value-type="string" calcext:value-type="string">
            <text:p>X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7"/>
          <table:table-cell table:style-name="ce28" office:value-type="float" office:value="67" calcext:value-type="float">
            <text:p>67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28];[penj.F28])" office:value-type="string" office:string-value="XL10" calcext:value-type="string">
            <text:p>XL10</text:p>
          </table:table-cell>
          <table:table-cell table:style-name="ce24" office:value-type="string" calcext:value-type="string">
            <text:p>XL</text:p>
          </table:table-cell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7"/>
          <table:table-cell table:style-name="ce28" office:value-type="float" office:value="75" calcext:value-type="float">
            <text:p>75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29];[penj.F29])" office:value-type="string" office:string-value="XL5" calcext:value-type="string">
            <text:p>XL5</text:p>
          </table:table-cell>
          <table:table-cell table:style-name="ce24" office:value-type="string" calcext:value-type="string">
            <text:p>XL</text:p>
          </table:table-cell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7"/>
          <table:table-cell table:style-name="ce28" office:value-type="float" office:value="20" calcext:value-type="float">
            <text:p>20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30];[penj.F30])" office:value-type="string" office:string-value="3 SAKTI10" calcext:value-type="string">
            <text:p>3 SAKTI10</text:p>
          </table:table-cell>
          <table:table-cell table:style-name="ce24" office:value-type="string" calcext:value-type="string">
            <text:p>3 SAKTI</text:p>
          </table:table-cell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7" office:value-type="float" office:value="150000" calcext:value-type="float">
            <text:p>15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31];[penj.F31])" office:value-type="string" office:string-value="3 SAKTI100" calcext:value-type="string">
            <text:p>3 SAKTI100</text:p>
          </table:table-cell>
          <table:table-cell table:style-name="ce24" office:value-type="string" calcext:value-type="string">
            <text:p>3 SAKTI</text:p>
          </table:table-cell>
          <table:table-cell table:style-name="ce28" office:value-type="float" office:value="100" calcext:value-type="float">
            <text:p>100</text:p>
          </table:table-cell>
          <table:table-cell table:style-name="ce28"/>
          <table:table-cell table:style-name="ce27" office:value-type="float" office:value="200000" calcext:value-type="float">
            <text:p>20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32];[penj.F32])" office:value-type="string" office:string-value="3 SAKTI20" calcext:value-type="string">
            <text:p>3 SAKTI20</text:p>
          </table:table-cell>
          <table:table-cell table:style-name="ce24" office:value-type="string" calcext:value-type="string">
            <text:p>3 SAKTI</text:p>
          </table:table-cell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27" office:value-type="float" office:value="300500" calcext:value-type="float">
            <text:p>3005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33];[penj.F33])" office:value-type="string" office:string-value="3 SAKTI25" calcext:value-type="string">
            <text:p>3 SAKTI25</text:p>
          </table:table-cell>
          <table:table-cell table:style-name="ce24" office:value-type="string" calcext:value-type="string">
            <text:p>3 SAKTI</text:p>
          </table:table-cell>
          <table:table-cell table:style-name="ce28" office:value-type="float" office:value="25" calcext:value-type="float">
            <text:p>25</text:p>
          </table:table-cell>
          <table:table-cell table:style-name="ce28"/>
          <table:table-cell table:style-name="ce27" office:value-type="float" office:value="250000" calcext:value-type="float">
            <text:p>25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34];[penj.F34])" office:value-type="string" office:string-value="3 SAKTI30" calcext:value-type="string">
            <text:p>3 SAKTI30</text:p>
          </table:table-cell>
          <table:table-cell table:style-name="ce24" office:value-type="string" calcext:value-type="string">
            <text:p>3 SAKTI</text:p>
          </table:table-cell>
          <table:table-cell table:style-name="ce28" office:value-type="float" office:value="30" calcext:value-type="float">
            <text:p>30</text:p>
          </table:table-cell>
          <table:table-cell table:style-name="ce28"/>
          <table:table-cell table:style-name="ce27" office:value-type="float" office:value="350000" calcext:value-type="float">
            <text:p>35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35];[penj.F35])" office:value-type="string" office:string-value="3 SAKTI5" calcext:value-type="string">
            <text:p>3 SAKTI5</text:p>
          </table:table-cell>
          <table:table-cell table:style-name="ce24" office:value-type="string" calcext:value-type="string">
            <text:p>3 SAKTI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7" office:value-type="float" office:value="180000" calcext:value-type="float">
            <text:p>18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36];[penj.F36])" office:value-type="string" office:string-value="3 SAKTI50" calcext:value-type="string">
            <text:p>3 SAKTI50</text:p>
          </table:table-cell>
          <table:table-cell table:style-name="ce24" office:value-type="string" calcext:value-type="string">
            <text:p>3 SAKTI</text:p>
          </table:table-cell>
          <table:table-cell table:style-name="ce29" office:value-type="float" office:value="50" calcext:value-type="float">
            <text:p>50</text:p>
          </table:table-cell>
          <table:table-cell table:style-name="ce29"/>
          <table:table-cell table:style-name="ce27" office:value-type="float" office:value="480000" calcext:value-type="float">
            <text:p>48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37];[penj.F37])" office:value-type="string" office:string-value="ESIA100" calcext:value-type="string">
            <text:p>ESIA100</text:p>
          </table:table-cell>
          <table:table-cell table:style-name="ce25" office:value-type="string" calcext:value-type="string">
            <text:p>ESIA</text:p>
          </table:table-cell>
          <table:table-cell table:style-name="ce29" office:value-type="float" office:value="100" calcext:value-type="float">
            <text:p>100</text:p>
          </table:table-cell>
          <table:table-cell table:style-name="ce29"/>
          <table:table-cell table:style-name="ce27" office:value-type="float" office:value="680000" calcext:value-type="float">
            <text:p>68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38];[penj.F38])" office:value-type="string" office:string-value="ESIA20" calcext:value-type="string">
            <text:p>ESIA20</text:p>
          </table:table-cell>
          <table:table-cell table:style-name="ce25" office:value-type="string" calcext:value-type="string">
            <text:p>ESIA</text:p>
          </table:table-cell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27" office:value-type="float" office:value="670000" calcext:value-type="float">
            <text:p>67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39];[penj.F39])" office:value-type="string" office:string-value="ESIA50" calcext:value-type="string">
            <text:p>ESIA50</text:p>
          </table:table-cell>
          <table:table-cell table:style-name="ce25" office:value-type="string" calcext:value-type="string">
            <text:p>ESIA</text:p>
          </table:table-cell>
          <table:table-cell table:style-name="ce29" office:value-type="float" office:value="50" calcext:value-type="float">
            <text:p>50</text:p>
          </table:table-cell>
          <table:table-cell table:style-name="ce29"/>
          <table:table-cell table:style-name="ce27" office:value-type="float" office:value="150000" calcext:value-type="float">
            <text:p>15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40];[penj.F40])" office:value-type="string" office:string-value="INTERNET/BB10" calcext:value-type="string">
            <text:p>INTERNET/BB10</text:p>
          </table:table-cell>
          <table:table-cell table:style-name="ce24" office:value-type="string" calcext:value-type="string">
            <text:p>INTERNET/BB</text:p>
          </table:table-cell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7" office:value-type="float" office:value="200000" calcext:value-type="float">
            <text:p>20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41];[penj.F41])" office:value-type="string" office:string-value="INTERNET/BB100" calcext:value-type="string">
            <text:p>INTERNET/BB100</text:p>
          </table:table-cell>
          <table:table-cell table:style-name="ce24" office:value-type="string" calcext:value-type="string">
            <text:p>INTERNET/BB</text:p>
          </table:table-cell>
          <table:table-cell table:style-name="ce28" office:value-type="float" office:value="100" calcext:value-type="float">
            <text:p>100</text:p>
          </table:table-cell>
          <table:table-cell table:style-name="ce28"/>
          <table:table-cell table:style-name="ce27" office:value-type="float" office:value="300500" calcext:value-type="float">
            <text:p>3005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42];[penj.F42])" office:value-type="string" office:string-value="INTERNET/BB120" calcext:value-type="string">
            <text:p>INTERNET/BB120</text:p>
          </table:table-cell>
          <table:table-cell table:style-name="ce24" office:value-type="string" calcext:value-type="string">
            <text:p>INTERNET/BB</text:p>
          </table:table-cell>
          <table:table-cell table:style-name="ce28" office:value-type="float" office:value="120" calcext:value-type="float">
            <text:p>120</text:p>
          </table:table-cell>
          <table:table-cell table:style-name="ce28"/>
          <table:table-cell table:style-name="ce27" office:value-type="float" office:value="250000" calcext:value-type="float">
            <text:p>25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43];[penj.F43])" office:value-type="string" office:string-value="INTERNET/BB25" calcext:value-type="string">
            <text:p>INTERNET/BB25</text:p>
          </table:table-cell>
          <table:table-cell table:style-name="ce24" office:value-type="string" calcext:value-type="string">
            <text:p>INTERNET/BB</text:p>
          </table:table-cell>
          <table:table-cell table:style-name="ce28" office:value-type="float" office:value="25" calcext:value-type="float">
            <text:p>25</text:p>
          </table:table-cell>
          <table:table-cell table:style-name="ce28"/>
          <table:table-cell table:style-name="ce27" office:value-type="float" office:value="350000" calcext:value-type="float">
            <text:p>35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44];[penj.F44])" office:value-type="string" office:string-value="INTERNET/BB30" calcext:value-type="string">
            <text:p>INTERNET/BB30</text:p>
          </table:table-cell>
          <table:table-cell table:style-name="ce24" office:value-type="string" calcext:value-type="string">
            <text:p>INTERNET/BB</text:p>
          </table:table-cell>
          <table:table-cell table:style-name="ce28" office:value-type="float" office:value="30" calcext:value-type="float">
            <text:p>30</text:p>
          </table:table-cell>
          <table:table-cell table:style-name="ce28"/>
          <table:table-cell table:style-name="ce27" office:value-type="float" office:value="180000" calcext:value-type="float">
            <text:p>18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45];[penj.F45])" office:value-type="string" office:string-value="INTERNET/BB50" calcext:value-type="string">
            <text:p>INTERNET/BB50</text:p>
          </table:table-cell>
          <table:table-cell table:style-name="ce24" office:value-type="string" calcext:value-type="string">
            <text:p>INTERNET/BB</text:p>
          </table:table-cell>
          <table:table-cell table:style-name="ce28" office:value-type="float" office:value="50" calcext:value-type="float">
            <text:p>50</text:p>
          </table:table-cell>
          <table:table-cell table:style-name="ce28"/>
          <table:table-cell table:style-name="ce27" office:value-type="float" office:value="480000" calcext:value-type="float">
            <text:p>48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46];[penj.F46])" office:value-type="string" office:string-value="INTERNET/BB60" calcext:value-type="string">
            <text:p>INTERNET/BB60</text:p>
          </table:table-cell>
          <table:table-cell table:style-name="ce24" office:value-type="string" calcext:value-type="string">
            <text:p>INTERNET/BB</text:p>
          </table:table-cell>
          <table:table-cell table:style-name="ce28" office:value-type="float" office:value="60" calcext:value-type="float">
            <text:p>60</text:p>
          </table:table-cell>
          <table:table-cell table:style-name="ce28"/>
          <table:table-cell table:style-name="ce27" office:value-type="float" office:value="680000" calcext:value-type="float">
            <text:p>68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47];[penj.F47])" office:value-type="string" office:string-value="THREE1" calcext:value-type="string">
            <text:p>THREE1</text:p>
          </table:table-cell>
          <table:table-cell table:style-name="ce25" office:value-type="string" calcext:value-type="string">
            <text:p>THREE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7" office:value-type="float" office:value="670000" calcext:value-type="float">
            <text:p>67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48];[penj.F48])" office:value-type="string" office:string-value="THREE10" calcext:value-type="string">
            <text:p>THREE10</text:p>
          </table:table-cell>
          <table:table-cell table:style-name="ce25" office:value-type="string" calcext:value-type="string">
            <text:p>THREE</text:p>
          </table:table-cell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7" office:value-type="float" office:value="150000" calcext:value-type="float">
            <text:p>15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49];[penj.F49])" office:value-type="string" office:string-value="THREE100" calcext:value-type="string">
            <text:p>THREE100</text:p>
          </table:table-cell>
          <table:table-cell table:style-name="ce25" office:value-type="string" calcext:value-type="string">
            <text:p>THREE</text:p>
          </table:table-cell>
          <table:table-cell table:style-name="ce29" office:value-type="float" office:value="100" calcext:value-type="float">
            <text:p>100</text:p>
          </table:table-cell>
          <table:table-cell table:style-name="ce29"/>
          <table:table-cell table:style-name="ce27" office:value-type="float" office:value="200000" calcext:value-type="float">
            <text:p>20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50];[penj.F50])" office:value-type="string" office:string-value="THREE20" calcext:value-type="string">
            <text:p>THREE20</text:p>
          </table:table-cell>
          <table:table-cell table:style-name="ce25" office:value-type="string" calcext:value-type="string">
            <text:p>THREE</text:p>
          </table:table-cell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27" office:value-type="float" office:value="300500" calcext:value-type="float">
            <text:p>3005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51];[penj.F51])" office:value-type="string" office:string-value="THREE25" calcext:value-type="string">
            <text:p>THREE25</text:p>
          </table:table-cell>
          <table:table-cell table:style-name="ce25" office:value-type="string" calcext:value-type="string">
            <text:p>THREE</text:p>
          </table:table-cell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27" office:value-type="float" office:value="250000" calcext:value-type="float">
            <text:p>25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52];[penj.F52])" office:value-type="string" office:string-value="THREE5" calcext:value-type="string">
            <text:p>THREE5</text:p>
          </table:table-cell>
          <table:table-cell table:style-name="ce25" office:value-type="string" calcext:value-type="string">
            <text:p>THREE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7" office:value-type="float" office:value="350000" calcext:value-type="float">
            <text:p>35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53];[penj.F53])" office:value-type="string" office:string-value="THREE50" calcext:value-type="string">
            <text:p>THREE50</text:p>
          </table:table-cell>
          <table:table-cell table:style-name="ce25" office:value-type="string" calcext:value-type="string">
            <text:p>THREE</text:p>
          </table:table-cell>
          <table:table-cell table:style-name="ce29" office:value-type="float" office:value="50" calcext:value-type="float">
            <text:p>50</text:p>
          </table:table-cell>
          <table:table-cell table:style-name="ce29"/>
          <table:table-cell table:style-name="ce27" office:value-type="float" office:value="180000" calcext:value-type="float">
            <text:p>18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54];[penj.F54])" office:value-type="string" office:string-value="VITRI1" calcext:value-type="string">
            <text:p>VITRI1</text:p>
          </table:table-cell>
          <table:table-cell table:style-name="ce24" office:value-type="string" calcext:value-type="string">
            <text:p>VITRI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7" office:value-type="float" office:value="480000" calcext:value-type="float">
            <text:p>48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55];[penj.F55])" office:value-type="string" office:string-value="VITRI10" calcext:value-type="string">
            <text:p>VITRI10</text:p>
          </table:table-cell>
          <table:table-cell table:style-name="ce24" office:value-type="string" calcext:value-type="string">
            <text:p>VITRI</text:p>
          </table:table-cell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7" office:value-type="float" office:value="680000" calcext:value-type="float">
            <text:p>68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56];[penj.F56])" office:value-type="string" office:string-value="VITRI100" calcext:value-type="string">
            <text:p>VITRI100</text:p>
          </table:table-cell>
          <table:table-cell table:style-name="ce24" office:value-type="string" calcext:value-type="string">
            <text:p>VITRI</text:p>
          </table:table-cell>
          <table:table-cell table:style-name="ce28" office:value-type="float" office:value="100" calcext:value-type="float">
            <text:p>100</text:p>
          </table:table-cell>
          <table:table-cell table:style-name="ce28"/>
          <table:table-cell table:style-name="ce27" office:value-type="float" office:value="670000" calcext:value-type="float">
            <text:p>67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57];[penj.F57])" office:value-type="string" office:string-value="VITRI20" calcext:value-type="string">
            <text:p>VITRI20</text:p>
          </table:table-cell>
          <table:table-cell table:style-name="ce24" office:value-type="string" calcext:value-type="string">
            <text:p>VITRI</text:p>
          </table:table-cell>
          <table:table-cell table:style-name="ce28" office:value-type="float" office:value="20" calcext:value-type="float">
            <text:p>20</text:p>
          </table:table-cell>
          <table:table-cell table:style-name="ce28"/>
          <table:table-cell table:style-name="ce27" office:value-type="float" office:value="680000" calcext:value-type="float">
            <text:p>68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58];[penj.F58])" office:value-type="string" office:string-value="VITRI25" calcext:value-type="string">
            <text:p>VITRI25</text:p>
          </table:table-cell>
          <table:table-cell table:style-name="ce24" office:value-type="string" calcext:value-type="string">
            <text:p>VITRI</text:p>
          </table:table-cell>
          <table:table-cell table:style-name="ce28" office:value-type="float" office:value="25" calcext:value-type="float">
            <text:p>25</text:p>
          </table:table-cell>
          <table:table-cell table:style-name="ce28"/>
          <table:table-cell table:style-name="ce27" office:value-type="float" office:value="670000" calcext:value-type="float">
            <text:p>67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59];[penj.F59])" office:value-type="string" office:string-value="VITRI30" calcext:value-type="string">
            <text:p>VITRI30</text:p>
          </table:table-cell>
          <table:table-cell table:style-name="ce24" office:value-type="string" calcext:value-type="string">
            <text:p>VITRI</text:p>
          </table:table-cell>
          <table:table-cell table:style-name="ce28" office:value-type="float" office:value="30" calcext:value-type="float">
            <text:p>30</text:p>
          </table:table-cell>
          <table:table-cell table:style-name="ce28"/>
          <table:table-cell table:style-name="ce27" office:value-type="float" office:value="150000" calcext:value-type="float">
            <text:p>15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60];[penj.F60])" office:value-type="string" office:string-value="VITRI5" calcext:value-type="string">
            <text:p>VITRI5</text:p>
          </table:table-cell>
          <table:table-cell table:style-name="ce24" office:value-type="string" calcext:value-type="string">
            <text:p>VITRI</text:p>
          </table:table-cell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7" office:value-type="float" office:value="200000" calcext:value-type="float">
            <text:p>20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61];[penj.F61])" office:value-type="string" office:string-value="VITRI50" calcext:value-type="string">
            <text:p>VITRI50</text:p>
          </table:table-cell>
          <table:table-cell table:style-name="ce24" office:value-type="string" calcext:value-type="string">
            <text:p>VITRI</text:p>
          </table:table-cell>
          <table:table-cell table:style-name="ce28" office:value-type="float" office:value="50" calcext:value-type="float">
            <text:p>50</text:p>
          </table:table-cell>
          <table:table-cell table:style-name="ce28"/>
          <table:table-cell table:style-name="ce27" office:value-type="float" office:value="300500" calcext:value-type="float">
            <text:p>3005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62];[penj.F62])" office:value-type="string" office:string-value="VITRI75" calcext:value-type="string">
            <text:p>VITRI75</text:p>
          </table:table-cell>
          <table:table-cell table:style-name="ce24" office:value-type="string" calcext:value-type="string">
            <text:p>VITRI</text:p>
          </table:table-cell>
          <table:table-cell table:style-name="ce28" office:value-type="float" office:value="75" calcext:value-type="float">
            <text:p>75</text:p>
          </table:table-cell>
          <table:table-cell table:style-name="ce28"/>
          <table:table-cell table:style-name="ce27" office:value-type="float" office:value="250000" calcext:value-type="float">
            <text:p>25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63];[penj.F63])" office:value-type="string" office:string-value="XL100" calcext:value-type="string">
            <text:p>XL100</text:p>
          </table:table-cell>
          <table:table-cell table:style-name="ce25" office:value-type="string" calcext:value-type="string">
            <text:p>XL</text:p>
          </table:table-cell>
          <table:table-cell table:style-name="ce29" office:value-type="float" office:value="100" calcext:value-type="float">
            <text:p>100</text:p>
          </table:table-cell>
          <table:table-cell table:style-name="ce29"/>
          <table:table-cell table:style-name="ce27" office:value-type="float" office:value="350000" calcext:value-type="float">
            <text:p>35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64];[penj.F64])" office:value-type="string" office:string-value="XL25" calcext:value-type="string">
            <text:p>XL25</text:p>
          </table:table-cell>
          <table:table-cell table:style-name="ce25" office:value-type="string" calcext:value-type="string">
            <text:p>XL</text:p>
          </table:table-cell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27" office:value-type="float" office:value="180000" calcext:value-type="float">
            <text:p>180000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/>
          <table:table-cell table:style-name="ce20"/>
          <table:table-cell table:style-name="ce22"/>
          <table:table-cell table:style-name="ce22" table:formula="of:=CONCATENATE([penj.E65];[penj.F65])" office:value-type="string" office:string-value="XL50" calcext:value-type="string">
            <text:p>XL50</text:p>
          </table:table-cell>
          <table:table-cell table:style-name="ce25" office:value-type="string" calcext:value-type="string">
            <text:p>XL</text:p>
          </table:table-cell>
          <table:table-cell table:style-name="ce29" office:value-type="float" office:value="50" calcext:value-type="float">
            <text:p>50</text:p>
          </table:table-cell>
          <table:table-cell table:style-name="ce29"/>
          <table:table-cell table:style-name="ce27" office:value-type="float" office:value="480000" calcext:value-type="float">
            <text:p>480000</text:p>
          </table:table-cell>
          <table:table-cell table:style-name="ce27" table:number-columns-repeated="6"/>
          <table:table-cell table:number-columns-repeated="1009"/>
        </table:table-row>
        <table:table-row table:style-name="ro1" table:number-rows-repeated="22">
          <table:table-cell/>
          <table:table-cell table:style-name="ce20"/>
          <table:table-cell table:style-name="ce22" table:number-columns-repeated="2"/>
          <table:table-cell table:style-name="ce24"/>
          <table:table-cell table:style-name="ce28" table:number-columns-repeated="2"/>
          <table:table-cell table:style-name="ce27" table:number-columns-repeated="7"/>
          <table:table-cell table:number-columns-repeated="1009"/>
        </table:table-row>
        <table:table-row table:style-name="ro1" table:number-rows-repeated="104848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7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3" table:default-cell-style-name="Default"/>
        <table:table-row table:style-name="ro2">
          <table:table-cell table:style-name="ce32" office:value-type="string" calcext:value-type="string">
            <text:p>TANGGAL</text:p>
          </table:table-cell>
          <table:table-cell table:style-name="ce32" office:value-type="string" calcext:value-type="string">
            <text:p>JENIS GOLONGAN</text:p>
          </table:table-cell>
          <table:table-cell table:style-name="ce13" office:value-type="string" calcext:value-type="string">
            <text:p>VOUCHER ELEKTRIK</text:p>
          </table:table-cell>
          <table:table-cell table:style-name="ce13" office:value-type="string" calcext:value-type="string">
            <text:p>NOMINAL</text:p>
          </table:table-cell>
          <table:table-cell table:style-name="ce13" office:value-type="string" calcext:value-type="string">
            <text:p>SALDO</text:p>
          </table:table-cell>
          <table:table-cell table:style-name="ce13" office:value-type="string" calcext:value-type="string">
            <text:p>HARGA JUAL</text:p>
          </table:table-cell>
          <table:table-cell table:style-name="ce13" office:value-type="string" calcext:value-type="string">
            <text:p>HARGA BELI</text:p>
          </table:table-cell>
          <table:table-cell table:style-name="ce13" office:value-type="string" calcext:value-type="string">
            <text:p>KEUNTUNGAN</text:p>
          </table:table-cell>
          <table:table-cell table:style-name="ce13" office:value-type="string" calcext:value-type="string">
            <text:p>SALDO AKHIR</text:p>
          </table:table-cell>
          <table:table-cell table:style-name="ce13" office:value-type="string" calcext:value-type="string">
            <text:p>KETERANGAN</text:p>
          </table:table-cell>
        </table:table-row>
        <table:table-row table:style-name="ro1">
          <table:table-cell/>
          <table:table-cell office:value-type="string" calcext:value-type="string">
            <text:p>3 sakti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PRODUK</text:p>
          </table:table-cell>
          <table:table-cell table:style-name="ce3" office:value-type="string" calcext:value-type="string">
            <text:p>PULSA</text:p>
          </table:table-cell>
          <table:table-cell table:style-name="ce3" office:value-type="string" calcext:value-type="string">
            <text:p>STOK AWAL</text:p>
          </table:table-cell>
          <table:table-cell table:style-name="ce3" office:value-type="string" calcext:value-type="string">
            <text:p>TAMBAH</text:p>
          </table:table-cell>
          <table:table-cell table:style-name="ce3" office:value-type="string" calcext:value-type="string">
            <text:p>STOK AKHIR</text:p>
          </table:table-cell>
          <table:table-cell table:style-name="ce3" office:value-type="string" calcext:value-type="string">
            <text:p>JUMLAH</text:p>
          </table:table-cell>
          <table:table-cell table:style-name="ce3" office:value-type="string" calcext:value-type="string">
            <text:p>J.HARGA JUAL</text:p>
          </table:table-cell>
          <table:table-cell table:style-name="ce3" office:value-type="string" calcext:value-type="string">
            <text:p>J.HARGA BELI</text:p>
          </table:table-cell>
          <table:table-cell table:style-name="ce3" office:value-type="string" calcext:value-type="string">
            <text:p>KEUNTUNGAN</text:p>
          </table:table-cell>
        </table:table-row>
      </table:table>
      <table:named-expressions/>
      <table:database-ranges>
        <table:database-range table:name="__Anonymous_Sheet_DB__1" table:target-range-address="Datab.B1:Datab.H59">
          <table:sort>
            <table:sort-by table:field-number="2" table:data-type="automatic"/>
          </table:sort>
        </table:database-range>
        <table:database-range table:name="__Anonymous_Sheet_DB__2" table:target-range-address="datatel.C1:datatel.D1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04:36:20.741412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01:59:50.197592511</meta:creation-date>
    <dc:date>2015-09-21T05:03:03.402698280</dc:date>
    <meta:editing-duration>PT2H49M31S</meta:editing-duration>
    <meta:editing-cycles>40</meta:editing-cycles>
    <meta:generator>LibreOffice/4.4.3.2$Linux_x86 LibreOffice_project/40m0$Build-2</meta:generator>
    <meta:document-statistic meta:table-count="7" meta:cell-count="772" meta:object-count="0"/>
  </office:meta>
</office:document-meta>
</file>